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style-name="Default"/>
          <table:table-cell/>
          <table:table-cell office:value-type="string" calcext:value-type="string">
            <text:p>Section 2</text:p>
          </table:table-cell>
          <table:table-cell table:style-name="Default"/>
          <table:table-cell/>
          <table:table-cell office:value-type="string" calcext:value-type="string">
            <text:p>Section 3</text:p>
          </table:table-cell>
          <table:table-cell table:style-name="Default"/>
          <table:table-cell/>
          <table:table-cell office:value-type="string" calcext:value-type="string">
            <text:p>Section 4</text:p>
          </table:table-cell>
          <table:table-cell table:style-name="Default"/>
          <table:table-cell/>
          <table:table-cell table:style-name="Default" office:value-type="string" calcext:value-type="string">
            <text:p>Section 5</text:p>
          </table:table-cell>
          <table:table-cell table:style-name="Default"/>
          <table:table-cell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63" calcext:value-type="float">
            <text:p>0.163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5" calcext:value-type="float">
            <text:p>-0.050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6" calcext:value-type="float">
            <text:p>-0.026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8" calcext:value-type="float">
            <text:p>-0.008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233" calcext:value-type="float">
            <text:p>-0.233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2" calcext:value-type="float">
            <text:p>-0.200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49" calcext:value-type="float">
            <text:p>-0.149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238" calcext:value-type="float">
            <text:p>-0.238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35" calcext:value-type="float">
            <text:p>-0.135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13" calcext:value-type="float">
            <text:p>-0.113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399" calcext:value-type="float">
            <text:p>-0.399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347" calcext:value-type="float">
            <text:p>-0.347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31" calcext:value-type="float">
            <text:p>-0.310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356" calcext:value-type="float">
            <text:p>-0.356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444" calcext:value-type="float">
            <text:p>-0.444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407" calcext:value-type="float">
            <text:p>-0.407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31" calcext:value-type="float">
            <text:p>-0.310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426" calcext:value-type="float">
            <text:p>-0.426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345" calcext:value-type="float">
            <text:p>-0.345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251" calcext:value-type="float">
            <text:p>-0.25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352" calcext:value-type="float">
            <text:p>-0.352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37" calcext:value-type="float">
            <text:p>-0.370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471" calcext:value-type="float">
            <text:p>-0.471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424" calcext:value-type="float">
            <text:p>-0.424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577" calcext:value-type="float">
            <text:p>-0.577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91" calcext:value-type="float">
            <text:p>-0.291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12" calcext:value-type="float">
            <text:p>-0.512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2" calcext:value-type="float">
            <text:p>-0.520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512" calcext:value-type="float">
            <text:p>-0.512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507" calcext:value-type="float">
            <text:p>-0.507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522" calcext:value-type="float">
            <text:p>-0.52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521" calcext:value-type="float">
            <text:p>-0.521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453" calcext:value-type="float">
            <text:p>-0.453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84" calcext:value-type="float">
            <text:p>0.840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31" calcext:value-type="float">
            <text:p>0.831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822" calcext:value-type="float">
            <text:p>0.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52" calcext:value-type="float">
            <text:p>-0.520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601" calcext:value-type="float">
            <text:p>-0.601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649" calcext:value-type="float">
            <text:p>0.649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622" calcext:value-type="float">
            <text:p>0.62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8" calcext:value-type="float">
            <text:p>0.580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63" calcext:value-type="float">
            <text:p>-0.56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73" calcext:value-type="float">
            <text:p>-0.57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672" calcext:value-type="float">
            <text:p>-0.672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158" calcext:value-type="float">
            <text:p>0.158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76" calcext:value-type="float">
            <text:p>0.276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355" calcext:value-type="float">
            <text:p>-0.355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459" calcext:value-type="float">
            <text:p>-0.459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1" calcext:value-type="float">
            <text:p>-0.610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-0.772" calcext:value-type="float">
            <text:p>-0.772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7" calcext:value-type="float">
            <text:p>-0.470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567" calcext:value-type="float">
            <text:p>-0.567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605" calcext:value-type="float">
            <text:p>-0.605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403" calcext:value-type="float">
            <text:p>-0.403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23" calcext:value-type="float">
            <text:p>-0.230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63" calcext:value-type="float">
            <text:p>-0.36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82" calcext:value-type="float">
            <text:p>-0.382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236" calcext:value-type="float">
            <text:p>-0.236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337" calcext:value-type="float">
            <text:p>-0.337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38" calcext:value-type="float">
            <text:p>-0.380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13" calcext:value-type="float">
            <text:p>-0.613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686" calcext:value-type="float">
            <text:p>-0.686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83" calcext:value-type="float">
            <text:p>-0.383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19" calcext:value-type="float">
            <text:p>-0.419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753" calcext:value-type="float">
            <text:p>-0.753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792" calcext:value-type="float">
            <text:p>-0.79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913" calcext:value-type="float">
            <text:p>-0.913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63" calcext:value-type="float">
            <text:p>-0.363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402" calcext:value-type="float">
            <text:p>-0.402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33" calcext:value-type="float">
            <text:p>-0.433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468" calcext:value-type="float">
            <text:p>-0.468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746" calcext:value-type="float">
            <text:p>-0.74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83" calcext:value-type="float">
            <text:p>-0.383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436" calcext:value-type="float">
            <text:p>-0.436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45" calcext:value-type="float">
            <text:p>-0.450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418" calcext:value-type="float">
            <text:p>-0.418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16" calcext:value-type="float">
            <text:p>-0.516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693" calcext:value-type="float">
            <text:p>-0.693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51" calcext:value-type="float">
            <text:p>-0.451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461" calcext:value-type="float">
            <text:p>-0.461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15" calcext:value-type="float">
            <text:p>-0.415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553" calcext:value-type="float">
            <text:p>-0.553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428" calcext:value-type="float">
            <text:p>-0.428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444" calcext:value-type="float">
            <text:p>-0.444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68" calcext:value-type="float">
            <text:p>-0.368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48" calcext:value-type="float">
            <text:p>-0.448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602" calcext:value-type="float">
            <text:p>-0.602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402" calcext:value-type="float">
            <text:p>-0.40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423" calcext:value-type="float">
            <text:p>-0.423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424" calcext:value-type="float">
            <text:p>-0.424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461" calcext:value-type="float">
            <text:p>-0.461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96" calcext:value-type="float">
            <text:p>-0.29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86" calcext:value-type="float">
            <text:p>-0.38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95" calcext:value-type="float">
            <text:p>-0.395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76" calcext:value-type="float">
            <text:p>-0.376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317" calcext:value-type="float">
            <text:p>-0.31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499" calcext:value-type="float">
            <text:p>-0.49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19" calcext:value-type="float">
            <text:p>-0.319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333" calcext:value-type="float">
            <text:p>-0.333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6" office:value-type="float" office:value="-0.306" calcext:value-type="float">
            <text:p>-0.306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403" calcext:value-type="float">
            <text:p>-0.403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18" calcext:value-type="float">
            <text:p>-0.318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85" calcext:value-type="float">
            <text:p>-0.285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8" calcext:value-type="float">
            <text:p>-0.280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6" office:value-type="float" office:value="-0.247" calcext:value-type="float">
            <text:p>-0.247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211" calcext:value-type="float">
            <text:p>-0.211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3" calcext:value-type="float">
            <text:p>-0.230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6" office:value-type="float" office:value="-0.192" calcext:value-type="float">
            <text:p>-0.19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9" calcext:value-type="float">
            <text:p>-0.159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41" calcext:value-type="float">
            <text:p>-0.341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217" calcext:value-type="float">
            <text:p>-0.217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66" calcext:value-type="float">
            <text:p>-0.166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6" office:value-type="float" office:value="-0.145" calcext:value-type="float">
            <text:p>-0.145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13" calcext:value-type="float">
            <text:p>-0.113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337" calcext:value-type="float">
            <text:p>-0.337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94" calcext:value-type="float">
            <text:p>-0.094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7" calcext:value-type="float">
            <text:p>-0.070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6" calcext:value-type="float">
            <text:p>-0.046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322" calcext:value-type="float">
            <text:p>-0.322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53" calcext:value-type="float">
            <text:p>-0.253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6" calcext:value-type="float">
            <text:p>-0.006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94" calcext:value-type="float">
            <text:p>0.094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23" calcext:value-type="float">
            <text:p>0.12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225" calcext:value-type="float">
            <text:p>-0.22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2" calcext:value-type="float">
            <text:p>0.220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59" calcext:value-type="float">
            <text:p>-0.15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57961" calcext:value-type="float">
            <text:p>0.57961</text:p>
          </table:table-cell>
          <table:table-cell office:value-type="float" office:value="-0.184" calcext:value-type="float">
            <text:p>-0.18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24" calcext:value-type="float">
            <text:p>-0.12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1987" calcext:value-type="float">
            <text:p>0.61987</text:p>
          </table:table-cell>
          <table:table-cell office:value-type="float" office:value="-0.151" calcext:value-type="float">
            <text:p>-0.151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22" calcext:value-type="float">
            <text:p>-0.122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101" calcext:value-type="float">
            <text:p>-0.10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5968" calcext:value-type="float">
            <text:p>0.65968</text:p>
          </table:table-cell>
          <table:table-cell office:value-type="float" office:value="-0.118" calcext:value-type="float">
            <text:p>-0.118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997" calcext:value-type="float">
            <text:p>0.6997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394" calcext:value-type="float">
            <text:p>0.7394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9" calcext:value-type="float">
            <text:p>-0.049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1937" calcext:value-type="float">
            <text:p>0.81937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5955" calcext:value-type="float">
            <text:p>0.85955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994" calcext:value-type="float">
            <text:p>0.8994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4227" calcext:value-type="float">
            <text:p>0.9422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8506" calcext:value-type="float">
            <text:p>0.98506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Weston's Data" table:style-name="ta1"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10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3"/>
          <table:table-cell table:style-name="ce12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9"/>
        </table:table-row>
        <table:table-row table:style-name="ro1"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2"/>
          <table:table-cell table:number-columns-repeated="9"/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-0.9503" calcext:value-type="float">
            <text:p>-0.9503</text:p>
          </table:table-cell>
          <table:table-cell table:formula="of:=[$'Weston''s Data'.B3]-[$'Ammon''s Data'.B3]" office:value-type="float" office:value="-0.108" calcext:value-type="float">
            <text:p>-0.108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-0.94937" calcext:value-type="float">
            <text:p>-0.94937</text:p>
          </table:table-cell>
          <table:table-cell table:formula="of:=[$'Weston''s Data'.E3]-[$'Ammon''s Data'.E3]" office:value-type="float" office:value="-0.143" calcext:value-type="float">
            <text:p>-0.143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-0.94999" calcext:value-type="float">
            <text:p>-0.94999</text:p>
          </table:table-cell>
          <table:table-cell table:formula="of:=[$'Weston''s Data'.H3]-[$'Ammon''s Data'.H3]" office:value-type="float" office:value="-0.157" calcext:value-type="float">
            <text:p>-0.157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-0.94987" calcext:value-type="float">
            <text:p>-0.94987</text:p>
          </table:table-cell>
          <table:table-cell table:formula="of:=[$'Weston''s Data'.K3]-[$'Ammon''s Data'.K3]" office:value-type="float" office:value="-0.163" calcext:value-type="float">
            <text:p>-0.163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-0.94977" calcext:value-type="float">
            <text:p>-0.94977</text:p>
          </table:table-cell>
          <table:table-cell table:formula="of:=[$'Weston''s Data'.N3]-[$'Ammon''s Data'.N3]" office:value-type="float" office:value="-0.163" calcext:value-type="float">
            <text:p>-0.163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-0.94953" calcext:value-type="float">
            <text:p>-0.94953</text:p>
          </table:table-cell>
          <table:table-cell table:formula="of:=[$'Weston''s Data'.Q3]-[$'Ammon''s Data'.Q3]" office:value-type="float" office:value="-0.152" calcext:value-type="float">
            <text:p>-0.152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-0.94946" calcext:value-type="float">
            <text:p>-0.94946</text:p>
          </table:table-cell>
          <table:table-cell table:formula="of:=[$'Weston''s Data'.T3]-[$'Ammon''s Data'.T3]" office:value-type="float" office:value="-0.133" calcext:value-type="float">
            <text:p>-0.133</text:p>
          </table:table-cell>
        </table:table-row>
        <table:table-row table:style-name="ro1">
          <table:table-cell table:formula="of:=[$'Weston''s Data'.A4]-[$'Ammon''s Data'.A4]" office:value-type="float" office:value="-0.81597" calcext:value-type="float">
            <text:p>-0.81597</text:p>
          </table:table-cell>
          <table:table-cell table:formula="of:=[$'Weston''s Data'.B4]-[$'Ammon''s Data'.B4]" office:value-type="float" office:value="0.097" calcext:value-type="float">
            <text:p>0.097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-0.81705" calcext:value-type="float">
            <text:p>-0.81705</text:p>
          </table:table-cell>
          <table:table-cell table:formula="of:=[$'Weston''s Data'.E4]-[$'Ammon''s Data'.E4]" office:value-type="float" office:value="0.05" calcext:value-type="float">
            <text:p>0.05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-0.81986" calcext:value-type="float">
            <text:p>-0.81986</text:p>
          </table:table-cell>
          <table:table-cell table:formula="of:=[$'Weston''s Data'.H4]-[$'Ammon''s Data'.H4]" office:value-type="float" office:value="0.026" calcext:value-type="float">
            <text:p>0.026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-0.82223" calcext:value-type="float">
            <text:p>-0.82223</text:p>
          </table:table-cell>
          <table:table-cell table:formula="of:=[$'Weston''s Data'.K4]-[$'Ammon''s Data'.K4]" office:value-type="float" office:value="0.008" calcext:value-type="float">
            <text:p>0.008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-0.84954" calcext:value-type="float">
            <text:p>-0.84954</text:p>
          </table:table-cell>
          <table:table-cell table:formula="of:=[$'Weston''s Data'.N4]-[$'Ammon''s Data'.N4]" office:value-type="float" office:value="-0.039" calcext:value-type="float">
            <text:p>-0.039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-0.84934" calcext:value-type="float">
            <text:p>-0.84934</text:p>
          </table:table-cell>
          <table:table-cell table:formula="of:=[$'Weston''s Data'.Q4]-[$'Ammon''s Data'.Q4]" office:value-type="float" office:value="-0.045" calcext:value-type="float">
            <text:p>-0.045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-0.84958" calcext:value-type="float">
            <text:p>-0.84958</text:p>
          </table:table-cell>
          <table:table-cell table:formula="of:=[$'Weston''s Data'.T4]-[$'Ammon''s Data'.T4]" office:value-type="float" office:value="-0.045" calcext:value-type="float">
            <text:p>-0.045</text:p>
          </table:table-cell>
        </table:table-row>
        <table:table-row table:style-name="ro1">
          <table:table-cell table:formula="of:=[$'Weston''s Data'.A5]-[$'Ammon''s Data'.A5]" office:value-type="float" office:value="-0.66593" calcext:value-type="float">
            <text:p>-0.66593</text:p>
          </table:table-cell>
          <table:table-cell table:formula="of:=[$'Weston''s Data'.B5]-[$'Ammon''s Data'.B5]" office:value-type="float" office:value="0.233" calcext:value-type="float">
            <text:p>0.233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-0.66698" calcext:value-type="float">
            <text:p>-0.66698</text:p>
          </table:table-cell>
          <table:table-cell table:formula="of:=[$'Weston''s Data'.E5]-[$'Ammon''s Data'.E5]" office:value-type="float" office:value="0.2" calcext:value-type="float">
            <text:p>0.2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-0.67008" calcext:value-type="float">
            <text:p>-0.67008</text:p>
          </table:table-cell>
          <table:table-cell table:formula="of:=[$'Weston''s Data'.H5]-[$'Ammon''s Data'.H5]" office:value-type="float" office:value="0.174" calcext:value-type="float">
            <text:p>0.174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-0.67216" calcext:value-type="float">
            <text:p>-0.67216</text:p>
          </table:table-cell>
          <table:table-cell table:formula="of:=[$'Weston''s Data'.K5]-[$'Ammon''s Data'.K5]" office:value-type="float" office:value="0.149" calcext:value-type="float">
            <text:p>0.149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-0.75003" calcext:value-type="float">
            <text:p>-0.75003</text:p>
          </table:table-cell>
          <table:table-cell table:formula="of:=[$'Weston''s Data'.N5]-[$'Ammon''s Data'.N5]" office:value-type="float" office:value="0.057" calcext:value-type="float">
            <text:p>0.057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-0.74963" calcext:value-type="float">
            <text:p>-0.74963</text:p>
          </table:table-cell>
          <table:table-cell table:formula="of:=[$'Weston''s Data'.Q5]-[$'Ammon''s Data'.Q5]" office:value-type="float" office:value="0.039" calcext:value-type="float">
            <text:p>0.039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-0.75002" calcext:value-type="float">
            <text:p>-0.75002</text:p>
          </table:table-cell>
          <table:table-cell table:formula="of:=[$'Weston''s Data'.T5]-[$'Ammon''s Data'.T5]" office:value-type="float" office:value="0.031" calcext:value-type="float">
            <text:p>0.031</text:p>
          </table:table-cell>
        </table:table-row>
        <table:table-row table:style-name="ro1">
          <table:table-cell table:formula="of:=[$'Weston''s Data'.A6]-[$'Ammon''s Data'.A6]" office:value-type="float" office:value="-0.56588" calcext:value-type="float">
            <text:p>-0.56588</text:p>
          </table:table-cell>
          <table:table-cell table:formula="of:=[$'Weston''s Data'.B6]-[$'Ammon''s Data'.B6]" office:value-type="float" office:value="0.328" calcext:value-type="float">
            <text:p>0.328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-0.56705" calcext:value-type="float">
            <text:p>-0.56705</text:p>
          </table:table-cell>
          <table:table-cell table:formula="of:=[$'Weston''s Data'.E6]-[$'Ammon''s Data'.E6]" office:value-type="float" office:value="0.308" calcext:value-type="float">
            <text:p>0.308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-0.57033" calcext:value-type="float">
            <text:p>-0.57033</text:p>
          </table:table-cell>
          <table:table-cell table:formula="of:=[$'Weston''s Data'.H6]-[$'Ammon''s Data'.H6]" office:value-type="float" office:value="0.271" calcext:value-type="float">
            <text:p>0.271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-0.5723" calcext:value-type="float">
            <text:p>-0.5723</text:p>
          </table:table-cell>
          <table:table-cell table:formula="of:=[$'Weston''s Data'.K6]-[$'Ammon''s Data'.K6]" office:value-type="float" office:value="0.238" calcext:value-type="float">
            <text:p>0.238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-0.64988" calcext:value-type="float">
            <text:p>-0.64988</text:p>
          </table:table-cell>
          <table:table-cell table:formula="of:=[$'Weston''s Data'.N6]-[$'Ammon''s Data'.N6]" office:value-type="float" office:value="0.135" calcext:value-type="float">
            <text:p>0.135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-0.6498" calcext:value-type="float">
            <text:p>-0.6498</text:p>
          </table:table-cell>
          <table:table-cell table:formula="of:=[$'Weston''s Data'.Q6]-[$'Ammon''s Data'.Q6]" office:value-type="float" office:value="0.113" calcext:value-type="float">
            <text:p>0.113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-0.64957" calcext:value-type="float">
            <text:p>-0.64957</text:p>
          </table:table-cell>
          <table:table-cell table:formula="of:=[$'Weston''s Data'.T6]-[$'Ammon''s Data'.T6]" office:value-type="float" office:value="0.092" calcext:value-type="float">
            <text:p>0.092</text:p>
          </table:table-cell>
        </table:table-row>
        <table:table-row table:style-name="ro1">
          <table:table-cell table:formula="of:=[$'Weston''s Data'.A7]-[$'Ammon''s Data'.A7]" office:value-type="float" office:value="-0.46599" calcext:value-type="float">
            <text:p>-0.46599</text:p>
          </table:table-cell>
          <table:table-cell table:formula="of:=[$'Weston''s Data'.B7]-[$'Ammon''s Data'.B7]" office:value-type="float" office:value="0.399" calcext:value-type="float">
            <text:p>0.399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-0.46706" calcext:value-type="float">
            <text:p>-0.46706</text:p>
          </table:table-cell>
          <table:table-cell table:formula="of:=[$'Weston''s Data'.E7]-[$'Ammon''s Data'.E7]" office:value-type="float" office:value="0.409" calcext:value-type="float">
            <text:p>0.409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-0.47037" calcext:value-type="float">
            <text:p>-0.47037</text:p>
          </table:table-cell>
          <table:table-cell table:formula="of:=[$'Weston''s Data'.H7]-[$'Ammon''s Data'.H7]" office:value-type="float" office:value="0.397" calcext:value-type="float">
            <text:p>0.397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-0.4722" calcext:value-type="float">
            <text:p>-0.4722</text:p>
          </table:table-cell>
          <table:table-cell table:formula="of:=[$'Weston''s Data'.K7]-[$'Ammon''s Data'.K7]" office:value-type="float" office:value="0.347" calcext:value-type="float">
            <text:p>0.347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-0.54983" calcext:value-type="float">
            <text:p>-0.54983</text:p>
          </table:table-cell>
          <table:table-cell table:formula="of:=[$'Weston''s Data'.N7]-[$'Ammon''s Data'.N7]" office:value-type="float" office:value="0.31" calcext:value-type="float">
            <text:p>0.31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-0.54955" calcext:value-type="float">
            <text:p>-0.54955</text:p>
          </table:table-cell>
          <table:table-cell table:formula="of:=[$'Weston''s Data'.Q7]-[$'Ammon''s Data'.Q7]" office:value-type="float" office:value="0.18" calcext:value-type="float">
            <text:p>0.18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-0.54967" calcext:value-type="float">
            <text:p>-0.54967</text:p>
          </table:table-cell>
          <table:table-cell table:formula="of:=[$'Weston''s Data'.T7]-[$'Ammon''s Data'.T7]" office:value-type="float" office:value="0.152" calcext:value-type="float">
            <text:p>0.152</text:p>
          </table:table-cell>
        </table:table-row>
        <table:table-row table:style-name="ro1">
          <table:table-cell table:formula="of:=[$'Weston''s Data'.A8]-[$'Ammon''s Data'.A8]" office:value-type="float" office:value="-0.3658" calcext:value-type="float">
            <text:p>-0.3658</text:p>
          </table:table-cell>
          <table:table-cell table:formula="of:=[$'Weston''s Data'.B8]-[$'Ammon''s Data'.B8]" office:value-type="float" office:value="0.356" calcext:value-type="float">
            <text:p>0.356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-0.36705" calcext:value-type="float">
            <text:p>-0.36705</text:p>
          </table:table-cell>
          <table:table-cell table:formula="of:=[$'Weston''s Data'.E8]-[$'Ammon''s Data'.E8]" office:value-type="float" office:value="0.397" calcext:value-type="float">
            <text:p>0.397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-0.37009" calcext:value-type="float">
            <text:p>-0.37009</text:p>
          </table:table-cell>
          <table:table-cell table:formula="of:=[$'Weston''s Data'.H8]-[$'Ammon''s Data'.H8]" office:value-type="float" office:value="0.444" calcext:value-type="float">
            <text:p>0.444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-0.37235" calcext:value-type="float">
            <text:p>-0.37235</text:p>
          </table:table-cell>
          <table:table-cell table:formula="of:=[$'Weston''s Data'.K8]-[$'Ammon''s Data'.K8]" office:value-type="float" office:value="0.407" calcext:value-type="float">
            <text:p>0.407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-0.4499" calcext:value-type="float">
            <text:p>-0.4499</text:p>
          </table:table-cell>
          <table:table-cell table:formula="of:=[$'Weston''s Data'.N8]-[$'Ammon''s Data'.N8]" office:value-type="float" office:value="0.31" calcext:value-type="float">
            <text:p>0.31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-0.44998" calcext:value-type="float">
            <text:p>-0.44998</text:p>
          </table:table-cell>
          <table:table-cell table:formula="of:=[$'Weston''s Data'.Q8]-[$'Ammon''s Data'.Q8]" office:value-type="float" office:value="0.268" calcext:value-type="float">
            <text:p>0.268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-0.4497" calcext:value-type="float">
            <text:p>-0.4497</text:p>
          </table:table-cell>
          <table:table-cell table:formula="of:=[$'Weston''s Data'.T8]-[$'Ammon''s Data'.T8]" office:value-type="float" office:value="0.229" calcext:value-type="float">
            <text:p>0.229</text:p>
          </table:table-cell>
        </table:table-row>
        <table:table-row table:style-name="ro1">
          <table:table-cell table:formula="of:=[$'Weston''s Data'.A9]-[$'Ammon''s Data'.A9]" office:value-type="float" office:value="-0.26579" calcext:value-type="float">
            <text:p>-0.26579</text:p>
          </table:table-cell>
          <table:table-cell table:formula="of:=[$'Weston''s Data'.B9]-[$'Ammon''s Data'.B9]" office:value-type="float" office:value="0.315" calcext:value-type="float">
            <text:p>0.315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-0.26705" calcext:value-type="float">
            <text:p>-0.26705</text:p>
          </table:table-cell>
          <table:table-cell table:formula="of:=[$'Weston''s Data'.E9]-[$'Ammon''s Data'.E9]" office:value-type="float" office:value="0.358" calcext:value-type="float">
            <text:p>0.358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-0.2701" calcext:value-type="float">
            <text:p>-0.2701</text:p>
          </table:table-cell>
          <table:table-cell table:formula="of:=[$'Weston''s Data'.H9]-[$'Ammon''s Data'.H9]" office:value-type="float" office:value="0.391" calcext:value-type="float">
            <text:p>0.391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-0.2723" calcext:value-type="float">
            <text:p>-0.2723</text:p>
          </table:table-cell>
          <table:table-cell table:formula="of:=[$'Weston''s Data'.K9]-[$'Ammon''s Data'.K9]" office:value-type="float" office:value="0.426" calcext:value-type="float">
            <text:p>0.426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-0.35016" calcext:value-type="float">
            <text:p>-0.35016</text:p>
          </table:table-cell>
          <table:table-cell table:formula="of:=[$'Weston''s Data'.N9]-[$'Ammon''s Data'.N9]" office:value-type="float" office:value="0.345" calcext:value-type="float">
            <text:p>0.345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-0.3499" calcext:value-type="float">
            <text:p>-0.3499</text:p>
          </table:table-cell>
          <table:table-cell table:formula="of:=[$'Weston''s Data'.Q9]-[$'Ammon''s Data'.Q9]" office:value-type="float" office:value="0.291" calcext:value-type="float">
            <text:p>0.291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-0.34973" calcext:value-type="float">
            <text:p>-0.34973</text:p>
          </table:table-cell>
          <table:table-cell table:formula="of:=[$'Weston''s Data'.T9]-[$'Ammon''s Data'.T9]" office:value-type="float" office:value="0.251" calcext:value-type="float">
            <text:p>0.251</text:p>
          </table:table-cell>
        </table:table-row>
        <table:table-row table:style-name="ro1">
          <table:table-cell table:formula="of:=[$'Weston''s Data'.A10]-[$'Ammon''s Data'.A10]" office:value-type="float" office:value="-0.16594" calcext:value-type="float">
            <text:p>-0.16594</text:p>
          </table:table-cell>
          <table:table-cell table:formula="of:=[$'Weston''s Data'.B10]-[$'Ammon''s Data'.B10]" office:value-type="float" office:value="0.276" calcext:value-type="float">
            <text:p>0.276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-0.16699" calcext:value-type="float">
            <text:p>-0.16699</text:p>
          </table:table-cell>
          <table:table-cell table:formula="of:=[$'Weston''s Data'.E10]-[$'Ammon''s Data'.E10]" office:value-type="float" office:value="0.336" calcext:value-type="float">
            <text:p>0.336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-0.1701" calcext:value-type="float">
            <text:p>-0.1701</text:p>
          </table:table-cell>
          <table:table-cell table:formula="of:=[$'Weston''s Data'.H10]-[$'Ammon''s Data'.H10]" office:value-type="float" office:value="0.352" calcext:value-type="float">
            <text:p>0.352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-0.17242" calcext:value-type="float">
            <text:p>-0.17242</text:p>
          </table:table-cell>
          <table:table-cell table:formula="of:=[$'Weston''s Data'.K10]-[$'Ammon''s Data'.K10]" office:value-type="float" office:value="0.37" calcext:value-type="float">
            <text:p>0.37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-0.25012" calcext:value-type="float">
            <text:p>-0.25012</text:p>
          </table:table-cell>
          <table:table-cell table:formula="of:=[$'Weston''s Data'.N10]-[$'Ammon''s Data'.N10]" office:value-type="float" office:value="0.471" calcext:value-type="float">
            <text:p>0.471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-0.24997" calcext:value-type="float">
            <text:p>-0.24997</text:p>
          </table:table-cell>
          <table:table-cell table:formula="of:=[$'Weston''s Data'.Q10]-[$'Ammon''s Data'.Q10]" office:value-type="float" office:value="0.328" calcext:value-type="float">
            <text:p>0.328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-0.24976" calcext:value-type="float">
            <text:p>-0.24976</text:p>
          </table:table-cell>
          <table:table-cell table:formula="of:=[$'Weston''s Data'.T10]-[$'Ammon''s Data'.T10]" office:value-type="float" office:value="0.283" calcext:value-type="float">
            <text:p>0.283</text:p>
          </table:table-cell>
        </table:table-row>
        <table:table-row table:style-name="ro1">
          <table:table-cell table:formula="of:=[$'Weston''s Data'.A11]-[$'Ammon''s Data'.A11]" office:value-type="float" office:value="-0.04993" calcext:value-type="float">
            <text:p>-0.04993</text:p>
          </table:table-cell>
          <table:table-cell table:formula="of:=[$'Weston''s Data'.B11]-[$'Ammon''s Data'.B11]" office:value-type="float" office:value="0.327" calcext:value-type="float">
            <text:p>0.327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-0.04909" calcext:value-type="float">
            <text:p>-0.04909</text:p>
          </table:table-cell>
          <table:table-cell table:formula="of:=[$'Weston''s Data'.E11]-[$'Ammon''s Data'.E11]" office:value-type="float" office:value="0.377" calcext:value-type="float">
            <text:p>0.377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-0.05016" calcext:value-type="float">
            <text:p>-0.05016</text:p>
          </table:table-cell>
          <table:table-cell table:formula="of:=[$'Weston''s Data'.H11]-[$'Ammon''s Data'.H11]" office:value-type="float" office:value="0.357" calcext:value-type="float">
            <text:p>0.357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-0.05017" calcext:value-type="float">
            <text:p>-0.05017</text:p>
          </table:table-cell>
          <table:table-cell table:formula="of:=[$'Weston''s Data'.K11]-[$'Ammon''s Data'.K11]" office:value-type="float" office:value="0.424" calcext:value-type="float">
            <text:p>0.424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-0.15054" calcext:value-type="float">
            <text:p>-0.15054</text:p>
          </table:table-cell>
          <table:table-cell table:formula="of:=[$'Weston''s Data'.N11]-[$'Ammon''s Data'.N11]" office:value-type="float" office:value="0.409" calcext:value-type="float">
            <text:p>0.409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-0.15016" calcext:value-type="float">
            <text:p>-0.15016</text:p>
          </table:table-cell>
          <table:table-cell table:formula="of:=[$'Weston''s Data'.Q11]-[$'Ammon''s Data'.Q11]" office:value-type="float" office:value="0.577" calcext:value-type="float">
            <text:p>0.577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-0.14996" calcext:value-type="float">
            <text:p>-0.14996</text:p>
          </table:table-cell>
          <table:table-cell table:formula="of:=[$'Weston''s Data'.T11]-[$'Ammon''s Data'.T11]" office:value-type="float" office:value="0.291" calcext:value-type="float">
            <text:p>0.291</text:p>
          </table:table-cell>
        </table:table-row>
        <table:table-row table:style-name="ro1">
          <table:table-cell table:formula="of:=[$'Weston''s Data'.A12]-[$'Ammon''s Data'.A12]" office:value-type="float" office:value="-0.02002" calcext:value-type="float">
            <text:p>-0.02002</text:p>
          </table:table-cell>
          <table:table-cell table:formula="of:=[$'Weston''s Data'.B12]-[$'Ammon''s Data'.B12]" office:value-type="float" office:value="0.512" calcext:value-type="float">
            <text:p>0.512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-0.01922" calcext:value-type="float">
            <text:p>-0.01922</text:p>
          </table:table-cell>
          <table:table-cell table:formula="of:=[$'Weston''s Data'.E12]-[$'Ammon''s Data'.E12]" office:value-type="float" office:value="0.52" calcext:value-type="float">
            <text:p>0.52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-0.0201" calcext:value-type="float">
            <text:p>-0.0201</text:p>
          </table:table-cell>
          <table:table-cell table:formula="of:=[$'Weston''s Data'.H12]-[$'Ammon''s Data'.H12]" office:value-type="float" office:value="0.512" calcext:value-type="float">
            <text:p>0.512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-0.01999" calcext:value-type="float">
            <text:p>-0.01999</text:p>
          </table:table-cell>
          <table:table-cell table:formula="of:=[$'Weston''s Data'.K12]-[$'Ammon''s Data'.K12]" office:value-type="float" office:value="0.537" calcext:value-type="float">
            <text:p>0.537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-0.10029" calcext:value-type="float">
            <text:p>-0.10029</text:p>
          </table:table-cell>
          <table:table-cell table:formula="of:=[$'Weston''s Data'.N12]-[$'Ammon''s Data'.N12]" office:value-type="float" office:value="0.391" calcext:value-type="float">
            <text:p>0.391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-0.10019" calcext:value-type="float">
            <text:p>-0.10019</text:p>
          </table:table-cell>
          <table:table-cell table:formula="of:=[$'Weston''s Data'.Q12]-[$'Ammon''s Data'.Q12]" office:value-type="float" office:value="0.507" calcext:value-type="float">
            <text:p>0.507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-0.10039" calcext:value-type="float">
            <text:p>-0.10039</text:p>
          </table:table-cell>
          <table:table-cell table:formula="of:=[$'Weston''s Data'.T12]-[$'Ammon''s Data'.T12]" office:value-type="float" office:value="0.522" calcext:value-type="float">
            <text:p>0.522</text:p>
          </table:table-cell>
        </table:table-row>
        <table:table-row table:style-name="ro1">
          <table:table-cell table:formula="of:=[$'Weston''s Data'.A13]-[$'Ammon''s Data'.A13]" office:value-type="float" office:value="-0.00593" calcext:value-type="float">
            <text:p>-0.00593</text:p>
          </table:table-cell>
          <table:table-cell table:formula="of:=[$'Weston''s Data'.B13]-[$'Ammon''s Data'.B13]" office:value-type="float" office:value="-0.278" calcext:value-type="float">
            <text:p>-0.278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-0.0052" calcext:value-type="float">
            <text:p>-0.0052</text:p>
          </table:table-cell>
          <table:table-cell table:formula="of:=[$'Weston''s Data'.E13]-[$'Ammon''s Data'.E13]" office:value-type="float" office:value="-0.265" calcext:value-type="float">
            <text:p>-0.265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-0.00591" calcext:value-type="float">
            <text:p>-0.00591</text:p>
          </table:table-cell>
          <table:table-cell table:formula="of:=[$'Weston''s Data'.H13]-[$'Ammon''s Data'.H13]" office:value-type="float" office:value="-0.295" calcext:value-type="float">
            <text:p>-0.295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-0.00611" calcext:value-type="float">
            <text:p>-0.00611</text:p>
          </table:table-cell>
          <table:table-cell table:formula="of:=[$'Weston''s Data'.K13]-[$'Ammon''s Data'.K13]" office:value-type="float" office:value="-0.275" calcext:value-type="float">
            <text:p>-0.275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-0.0655" calcext:value-type="float">
            <text:p>-0.0655</text:p>
          </table:table-cell>
          <table:table-cell table:formula="of:=[$'Weston''s Data'.N13]-[$'Ammon''s Data'.N13]" office:value-type="float" office:value="0.521" calcext:value-type="float">
            <text:p>0.521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-0.06521" calcext:value-type="float">
            <text:p>-0.06521</text:p>
          </table:table-cell>
          <table:table-cell table:formula="of:=[$'Weston''s Data'.Q13]-[$'Ammon''s Data'.Q13]" office:value-type="float" office:value="0.453" calcext:value-type="float">
            <text:p>0.453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-0.06536" calcext:value-type="float">
            <text:p>-0.06536</text:p>
          </table:table-cell>
          <table:table-cell table:formula="of:=[$'Weston''s Data'.T13]-[$'Ammon''s Data'.T13]" office:value-type="float" office:value="0.648" calcext:value-type="float">
            <text:p>0.648</text:p>
          </table:table-cell>
        </table:table-row>
        <table:table-row table:style-name="ro1">
          <table:table-cell table:formula="of:=[$'Weston''s Data'.A14]-[$'Ammon''s Data'.A14]" office:value-type="float" office:value="-0.00034" calcext:value-type="float">
            <text:p>-0.00034</text:p>
          </table:table-cell>
          <table:table-cell table:formula="of:=[$'Weston''s Data'.B14]-[$'Ammon''s Data'.B14]" office:value-type="float" office:value="-0.84" calcext:value-type="float">
            <text:p>-0.84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-0.00031" calcext:value-type="float">
            <text:p>-0.00031</text:p>
          </table:table-cell>
          <table:table-cell table:formula="of:=[$'Weston''s Data'.E14]-[$'Ammon''s Data'.E14]" office:value-type="float" office:value="-0.831" calcext:value-type="float">
            <text:p>-0.831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-0.00042" calcext:value-type="float">
            <text:p>-0.00042</text:p>
          </table:table-cell>
          <table:table-cell table:formula="of:=[$'Weston''s Data'.H14]-[$'Ammon''s Data'.H14]" office:value-type="float" office:value="-0.822" calcext:value-type="float">
            <text:p>-0.822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-0.813" calcext:value-type="float">
            <text:p>-0.813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-0.0403" calcext:value-type="float">
            <text:p>-0.0403</text:p>
          </table:table-cell>
          <table:table-cell table:formula="of:=[$'Weston''s Data'.N14]-[$'Ammon''s Data'.N14]" office:value-type="float" office:value="0.52" calcext:value-type="float">
            <text:p>0.52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-0.03999" calcext:value-type="float">
            <text:p>-0.03999</text:p>
          </table:table-cell>
          <table:table-cell table:formula="of:=[$'Weston''s Data'.Q14]-[$'Ammon''s Data'.Q14]" office:value-type="float" office:value="0.601" calcext:value-type="float">
            <text:p>0.601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-0.04025" calcext:value-type="float">
            <text:p>-0.04025</text:p>
          </table:table-cell>
          <table:table-cell table:formula="of:=[$'Weston''s Data'.T14]-[$'Ammon''s Data'.T14]" office:value-type="float" office:value="0.79" calcext:value-type="float">
            <text:p>0.79</text:p>
          </table:table-cell>
        </table:table-row>
        <table:table-row table:style-name="ro1">
          <table:table-cell table:formula="of:=[$'Weston''s Data'.A15]-[$'Ammon''s Data'.A15]" office:value-type="float" office:value="-0.00216" calcext:value-type="float">
            <text:p>-0.00216</text:p>
          </table:table-cell>
          <table:table-cell table:formula="of:=[$'Weston''s Data'.B15]-[$'Ammon''s Data'.B15]" office:value-type="float" office:value="-0.649" calcext:value-type="float">
            <text:p>-0.649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-0.00108" calcext:value-type="float">
            <text:p>-0.00108</text:p>
          </table:table-cell>
          <table:table-cell table:formula="of:=[$'Weston''s Data'.E15]-[$'Ammon''s Data'.E15]" office:value-type="float" office:value="-0.622" calcext:value-type="float">
            <text:p>-0.622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-0.00222" calcext:value-type="float">
            <text:p>-0.00222</text:p>
          </table:table-cell>
          <table:table-cell table:formula="of:=[$'Weston''s Data'.H15]-[$'Ammon''s Data'.H15]" office:value-type="float" office:value="-0.58" calcext:value-type="float">
            <text:p>-0.58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-0.0021" calcext:value-type="float">
            <text:p>-0.0021</text:p>
          </table:table-cell>
          <table:table-cell table:formula="of:=[$'Weston''s Data'.K15]-[$'Ammon''s Data'.K15]" office:value-type="float" office:value="-0.562" calcext:value-type="float">
            <text:p>-0.562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-0.0203" calcext:value-type="float">
            <text:p>-0.0203</text:p>
          </table:table-cell>
          <table:table-cell table:formula="of:=[$'Weston''s Data'.N15]-[$'Ammon''s Data'.N15]" office:value-type="float" office:value="0.563" calcext:value-type="float">
            <text:p>0.563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-0.01985" calcext:value-type="float">
            <text:p>-0.01985</text:p>
          </table:table-cell>
          <table:table-cell table:formula="of:=[$'Weston''s Data'.Q15]-[$'Ammon''s Data'.Q15]" office:value-type="float" office:value="0.573" calcext:value-type="float">
            <text:p>0.573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-0.01985" calcext:value-type="float">
            <text:p>-0.01985</text:p>
          </table:table-cell>
          <table:table-cell table:formula="of:=[$'Weston''s Data'.T15]-[$'Ammon''s Data'.T15]" office:value-type="float" office:value="0.672" calcext:value-type="float">
            <text:p>0.672</text:p>
          </table:table-cell>
        </table:table-row>
        <table:table-row table:style-name="ro1">
          <table:table-cell table:formula="of:=[$'Weston''s Data'.A16]-[$'Ammon''s Data'.A16]" office:value-type="float" office:value="-0.00866" calcext:value-type="float">
            <text:p>-0.00866</text:p>
          </table:table-cell>
          <table:table-cell table:formula="of:=[$'Weston''s Data'.B16]-[$'Ammon''s Data'.B16]" office:value-type="float" office:value="-0.158" calcext:value-type="float">
            <text:p>-0.158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-0.00789" calcext:value-type="float">
            <text:p>-0.00789</text:p>
          </table:table-cell>
          <table:table-cell table:formula="of:=[$'Weston''s Data'.E16]-[$'Ammon''s Data'.E16]" office:value-type="float" office:value="-0.084" calcext:value-type="float">
            <text:p>-0.084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-0.00914" calcext:value-type="float">
            <text:p>-0.00914</text:p>
          </table:table-cell>
          <table:table-cell table:formula="of:=[$'Weston''s Data'.H16]-[$'Ammon''s Data'.H16]" office:value-type="float" office:value="-0.019" calcext:value-type="float">
            <text:p>-0.019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-0.00893" calcext:value-type="float">
            <text:p>-0.00893</text:p>
          </table:table-cell>
          <table:table-cell table:formula="of:=[$'Weston''s Data'.K16]-[$'Ammon''s Data'.K16]" office:value-type="float" office:value="-0.016" calcext:value-type="float">
            <text:p>-0.016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-0.00587" calcext:value-type="float">
            <text:p>-0.00587</text:p>
          </table:table-cell>
          <table:table-cell table:formula="of:=[$'Weston''s Data'.N16]-[$'Ammon''s Data'.N16]" office:value-type="float" office:value="-0.276" calcext:value-type="float">
            <text:p>-0.276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-0.00567" calcext:value-type="float">
            <text:p>-0.00567</text:p>
          </table:table-cell>
          <table:table-cell table:formula="of:=[$'Weston''s Data'.Q16]-[$'Ammon''s Data'.Q16]" office:value-type="float" office:value="0.22" calcext:value-type="float">
            <text:p>0.22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-0.00578" calcext:value-type="float">
            <text:p>-0.00578</text:p>
          </table:table-cell>
          <table:table-cell table:formula="of:=[$'Weston''s Data'.T16]-[$'Ammon''s Data'.T16]" office:value-type="float" office:value="-0.1" calcext:value-type="float">
            <text:p>-0.1</text:p>
          </table:table-cell>
        </table:table-row>
        <table:table-row table:style-name="ro1">
          <table:table-cell table:formula="of:=[$'Weston''s Data'.A17]-[$'Ammon''s Data'.A17]" office:value-type="float" office:value="-0.02037" calcext:value-type="float">
            <text:p>-0.02037</text:p>
          </table:table-cell>
          <table:table-cell table:formula="of:=[$'Weston''s Data'.B17]-[$'Ammon''s Data'.B17]" office:value-type="float" office:value="0.355" calcext:value-type="float">
            <text:p>0.355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-0.01906" calcext:value-type="float">
            <text:p>-0.01906</text:p>
          </table:table-cell>
          <table:table-cell table:formula="of:=[$'Weston''s Data'.E17]-[$'Ammon''s Data'.E17]" office:value-type="float" office:value="0.459" calcext:value-type="float">
            <text:p>0.459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-0.02036" calcext:value-type="float">
            <text:p>-0.02036</text:p>
          </table:table-cell>
          <table:table-cell table:formula="of:=[$'Weston''s Data'.H17]-[$'Ammon''s Data'.H17]" office:value-type="float" office:value="0.535" calcext:value-type="float">
            <text:p>0.535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-0.02012" calcext:value-type="float">
            <text:p>-0.02012</text:p>
          </table:table-cell>
          <table:table-cell table:formula="of:=[$'Weston''s Data'.K17]-[$'Ammon''s Data'.K17]" office:value-type="float" office:value="0.61" calcext:value-type="float">
            <text:p>0.61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-0.00057" calcext:value-type="float">
            <text:p>-0.00057</text:p>
          </table:table-cell>
          <table:table-cell table:formula="of:=[$'Weston''s Data'.N17]-[$'Ammon''s Data'.N17]" office:value-type="float" office:value="-0.803" calcext:value-type="float">
            <text:p>-0.803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-0.00068" calcext:value-type="float">
            <text:p>-0.00068</text:p>
          </table:table-cell>
          <table:table-cell table:formula="of:=[$'Weston''s Data'.Q17]-[$'Ammon''s Data'.Q17]" office:value-type="float" office:value="0.772" calcext:value-type="float">
            <text:p>0.772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-0.0005" calcext:value-type="float">
            <text:p>-0.0005</text:p>
          </table:table-cell>
          <table:table-cell table:formula="of:=[$'Weston''s Data'.T17]-[$'Ammon''s Data'.T17]" office:value-type="float" office:value="-0.71" calcext:value-type="float">
            <text:p>-0.71</text:p>
          </table:table-cell>
        </table:table-row>
        <table:table-row table:style-name="ro1">
          <table:table-cell table:formula="of:=[$'Weston''s Data'.A18]-[$'Ammon''s Data'.A18]" office:value-type="float" office:value="-0.03525" calcext:value-type="float">
            <text:p>-0.03525</text:p>
          </table:table-cell>
          <table:table-cell table:formula="of:=[$'Weston''s Data'.B18]-[$'Ammon''s Data'.B18]" office:value-type="float" office:value="0.391" calcext:value-type="float">
            <text:p>0.391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-0.03402" calcext:value-type="float">
            <text:p>-0.03402</text:p>
          </table:table-cell>
          <table:table-cell table:formula="of:=[$'Weston''s Data'.E18]-[$'Ammon''s Data'.E18]" office:value-type="float" office:value="0.47" calcext:value-type="float">
            <text:p>0.47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-0.03508" calcext:value-type="float">
            <text:p>-0.03508</text:p>
          </table:table-cell>
          <table:table-cell table:formula="of:=[$'Weston''s Data'.H18]-[$'Ammon''s Data'.H18]" office:value-type="float" office:value="0.567" calcext:value-type="float">
            <text:p>0.567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-0.0353" calcext:value-type="float">
            <text:p>-0.0353</text:p>
          </table:table-cell>
          <table:table-cell table:formula="of:=[$'Weston''s Data'.K18]-[$'Ammon''s Data'.K18]" office:value-type="float" office:value="0.605" calcext:value-type="float">
            <text:p>0.605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-0.00184" calcext:value-type="float">
            <text:p>-0.00184</text:p>
          </table:table-cell>
          <table:table-cell table:formula="of:=[$'Weston''s Data'.N18]-[$'Ammon''s Data'.N18]" office:value-type="float" office:value="-0.155" calcext:value-type="float">
            <text:p>-0.155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-0.0019" calcext:value-type="float">
            <text:p>-0.0019</text:p>
          </table:table-cell>
          <table:table-cell table:formula="of:=[$'Weston''s Data'.Q18]-[$'Ammon''s Data'.Q18]" office:value-type="float" office:value="0.495" calcext:value-type="float">
            <text:p>0.495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-0.00193" calcext:value-type="float">
            <text:p>-0.00193</text:p>
          </table:table-cell>
          <table:table-cell table:formula="of:=[$'Weston''s Data'.T18]-[$'Ammon''s Data'.T18]" office:value-type="float" office:value="-0.46" calcext:value-type="float">
            <text:p>-0.46</text:p>
          </table:table-cell>
        </table:table-row>
        <table:table-row table:style-name="ro1">
          <table:table-cell table:formula="of:=[$'Weston''s Data'.A19]-[$'Ammon''s Data'.A19]" office:value-type="float" office:value="-0.06036" calcext:value-type="float">
            <text:p>-0.06036</text:p>
          </table:table-cell>
          <table:table-cell table:formula="of:=[$'Weston''s Data'.B19]-[$'Ammon''s Data'.B19]" office:value-type="float" office:value="0.257" calcext:value-type="float">
            <text:p>0.257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-0.05911" calcext:value-type="float">
            <text:p>-0.05911</text:p>
          </table:table-cell>
          <table:table-cell table:formula="of:=[$'Weston''s Data'.E19]-[$'Ammon''s Data'.E19]" office:value-type="float" office:value="0.309" calcext:value-type="float">
            <text:p>0.309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-0.06022" calcext:value-type="float">
            <text:p>-0.06022</text:p>
          </table:table-cell>
          <table:table-cell table:formula="of:=[$'Weston''s Data'.H19]-[$'Ammon''s Data'.H19]" office:value-type="float" office:value="0.361" calcext:value-type="float">
            <text:p>0.361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-0.06011" calcext:value-type="float">
            <text:p>-0.06011</text:p>
          </table:table-cell>
          <table:table-cell table:formula="of:=[$'Weston''s Data'.K19]-[$'Ammon''s Data'.K19]" office:value-type="float" office:value="0.403" calcext:value-type="float">
            <text:p>0.403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-0.00626" calcext:value-type="float">
            <text:p>-0.00626</text:p>
          </table:table-cell>
          <table:table-cell table:formula="of:=[$'Weston''s Data'.N19]-[$'Ammon''s Data'.N19]" office:value-type="float" office:value="-0.155" calcext:value-type="float">
            <text:p>-0.155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-0.00623" calcext:value-type="float">
            <text:p>-0.00623</text:p>
          </table:table-cell>
          <table:table-cell table:formula="of:=[$'Weston''s Data'.Q19]-[$'Ammon''s Data'.Q19]" office:value-type="float" office:value="0.158" calcext:value-type="float">
            <text:p>0.158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-0.0063" calcext:value-type="float">
            <text:p>-0.0063</text:p>
          </table:table-cell>
          <table:table-cell table:formula="of:=[$'Weston''s Data'.T19]-[$'Ammon''s Data'.T19]" office:value-type="float" office:value="-0.031" calcext:value-type="float">
            <text:p>-0.031</text:p>
          </table:table-cell>
        </table:table-row>
        <table:table-row table:style-name="ro1">
          <table:table-cell table:formula="of:=[$'Weston''s Data'.A20]-[$'Ammon''s Data'.A20]" office:value-type="float" office:value="-0.09959" calcext:value-type="float">
            <text:p>-0.09959</text:p>
          </table:table-cell>
          <table:table-cell table:formula="of:=[$'Weston''s Data'.B20]-[$'Ammon''s Data'.B20]" office:value-type="float" office:value="0.23" calcext:value-type="float">
            <text:p>0.23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-0.09913" calcext:value-type="float">
            <text:p>-0.09913</text:p>
          </table:table-cell>
          <table:table-cell table:formula="of:=[$'Weston''s Data'.E20]-[$'Ammon''s Data'.E20]" office:value-type="float" office:value="0.304" calcext:value-type="float">
            <text:p>0.304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-0.10029" calcext:value-type="float">
            <text:p>-0.10029</text:p>
          </table:table-cell>
          <table:table-cell table:formula="of:=[$'Weston''s Data'.H20]-[$'Ammon''s Data'.H20]" office:value-type="float" office:value="0.363" calcext:value-type="float">
            <text:p>0.363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-0.10019" calcext:value-type="float">
            <text:p>-0.10019</text:p>
          </table:table-cell>
          <table:table-cell table:formula="of:=[$'Weston''s Data'.K20]-[$'Ammon''s Data'.K20]" office:value-type="float" office:value="0.382" calcext:value-type="float">
            <text:p>0.382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-0.01228" calcext:value-type="float">
            <text:p>-0.01228</text:p>
          </table:table-cell>
          <table:table-cell table:formula="of:=[$'Weston''s Data'.N20]-[$'Ammon''s Data'.N20]" office:value-type="float" office:value="0.236" calcext:value-type="float">
            <text:p>0.236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-0.01209" calcext:value-type="float">
            <text:p>-0.01209</text:p>
          </table:table-cell>
          <table:table-cell table:formula="of:=[$'Weston''s Data'.Q20]-[$'Ammon''s Data'.Q20]" office:value-type="float" office:value="0.243" calcext:value-type="float">
            <text:p>0.243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-0.01265" calcext:value-type="float">
            <text:p>-0.01265</text:p>
          </table:table-cell>
          <table:table-cell table:formula="of:=[$'Weston''s Data'.T20]-[$'Ammon''s Data'.T20]" office:value-type="float" office:value="0.337" calcext:value-type="float">
            <text:p>0.337</text:p>
          </table:table-cell>
        </table:table-row>
        <table:table-row table:style-name="ro1">
          <table:table-cell table:formula="of:=[$'Weston''s Data'.A21]-[$'Ammon''s Data'.A21]" office:value-type="float" office:value="-0.15037" calcext:value-type="float">
            <text:p>-0.15037</text:p>
          </table:table-cell>
          <table:table-cell table:formula="of:=[$'Weston''s Data'.B21]-[$'Ammon''s Data'.B21]" office:value-type="float" office:value="0.239" calcext:value-type="float">
            <text:p>0.239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-0.14927" calcext:value-type="float">
            <text:p>-0.14927</text:p>
          </table:table-cell>
          <table:table-cell table:formula="of:=[$'Weston''s Data'.E21]-[$'Ammon''s Data'.E21]" office:value-type="float" office:value="0.304" calcext:value-type="float">
            <text:p>0.304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-0.15032" calcext:value-type="float">
            <text:p>-0.15032</text:p>
          </table:table-cell>
          <table:table-cell table:formula="of:=[$'Weston''s Data'.H21]-[$'Ammon''s Data'.H21]" office:value-type="float" office:value="0.38" calcext:value-type="float">
            <text:p>0.38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-0.15024" calcext:value-type="float">
            <text:p>-0.15024</text:p>
          </table:table-cell>
          <table:table-cell table:formula="of:=[$'Weston''s Data'.K21]-[$'Ammon''s Data'.K21]" office:value-type="float" office:value="0.389" calcext:value-type="float">
            <text:p>0.389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-0.02006" calcext:value-type="float">
            <text:p>-0.02006</text:p>
          </table:table-cell>
          <table:table-cell table:formula="of:=[$'Weston''s Data'.N21]-[$'Ammon''s Data'.N21]" office:value-type="float" office:value="0.613" calcext:value-type="float">
            <text:p>0.613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-0.01983" calcext:value-type="float">
            <text:p>-0.01983</text:p>
          </table:table-cell>
          <table:table-cell table:formula="of:=[$'Weston''s Data'.Q21]-[$'Ammon''s Data'.Q21]" office:value-type="float" office:value="0.686" calcext:value-type="float">
            <text:p>0.686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-0.02012" calcext:value-type="float">
            <text:p>-0.02012</text:p>
          </table:table-cell>
          <table:table-cell table:formula="of:=[$'Weston''s Data'.T21]-[$'Ammon''s Data'.T21]" office:value-type="float" office:value="0.718" calcext:value-type="float">
            <text:p>0.718</text:p>
          </table:table-cell>
        </table:table-row>
        <table:table-row table:style-name="ro1">
          <table:table-cell table:formula="of:=[$'Weston''s Data'.A22]-[$'Ammon''s Data'.A22]" office:value-type="float" office:value="-0.20044" calcext:value-type="float">
            <text:p>-0.20044</text:p>
          </table:table-cell>
          <table:table-cell table:formula="of:=[$'Weston''s Data'.B22]-[$'Ammon''s Data'.B22]" office:value-type="float" office:value="0.265" calcext:value-type="float">
            <text:p>0.265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-0.19909" calcext:value-type="float">
            <text:p>-0.19909</text:p>
          </table:table-cell>
          <table:table-cell table:formula="of:=[$'Weston''s Data'.E22]-[$'Ammon''s Data'.E22]" office:value-type="float" office:value="0.347" calcext:value-type="float">
            <text:p>0.347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-0.20029" calcext:value-type="float">
            <text:p>-0.20029</text:p>
          </table:table-cell>
          <table:table-cell table:formula="of:=[$'Weston''s Data'.H22]-[$'Ammon''s Data'.H22]" office:value-type="float" office:value="0.383" calcext:value-type="float">
            <text:p>0.383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-0.20016" calcext:value-type="float">
            <text:p>-0.20016</text:p>
          </table:table-cell>
          <table:table-cell table:formula="of:=[$'Weston''s Data'.K22]-[$'Ammon''s Data'.K22]" office:value-type="float" office:value="0.419" calcext:value-type="float">
            <text:p>0.419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-0.02988" calcext:value-type="float">
            <text:p>-0.02988</text:p>
          </table:table-cell>
          <table:table-cell table:formula="of:=[$'Weston''s Data'.N22]-[$'Ammon''s Data'.N22]" office:value-type="float" office:value="0.753" calcext:value-type="float">
            <text:p>0.753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-0.02991" calcext:value-type="float">
            <text:p>-0.02991</text:p>
          </table:table-cell>
          <table:table-cell table:formula="of:=[$'Weston''s Data'.Q22]-[$'Ammon''s Data'.Q22]" office:value-type="float" office:value="0.792" calcext:value-type="float">
            <text:p>0.792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-0.02999" calcext:value-type="float">
            <text:p>-0.02999</text:p>
          </table:table-cell>
          <table:table-cell table:formula="of:=[$'Weston''s Data'.T22]-[$'Ammon''s Data'.T22]" office:value-type="float" office:value="0.913" calcext:value-type="float">
            <text:p>0.913</text:p>
          </table:table-cell>
        </table:table-row>
        <table:table-row table:style-name="ro1">
          <table:table-cell table:formula="of:=[$'Weston''s Data'.A23]-[$'Ammon''s Data'.A23]" office:value-type="float" office:value="-0.25039" calcext:value-type="float">
            <text:p>-0.25039</text:p>
          </table:table-cell>
          <table:table-cell table:formula="of:=[$'Weston''s Data'.B23]-[$'Ammon''s Data'.B23]" office:value-type="float" office:value="0.289" calcext:value-type="float">
            <text:p>0.289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-0.2508" calcext:value-type="float">
            <text:p>-0.2508</text:p>
          </table:table-cell>
          <table:table-cell table:formula="of:=[$'Weston''s Data'.E23]-[$'Ammon''s Data'.E23]" office:value-type="float" office:value="0.363" calcext:value-type="float">
            <text:p>0.363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-0.25024" calcext:value-type="float">
            <text:p>-0.25024</text:p>
          </table:table-cell>
          <table:table-cell table:formula="of:=[$'Weston''s Data'.H23]-[$'Ammon''s Data'.H23]" office:value-type="float" office:value="0.402" calcext:value-type="float">
            <text:p>0.402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-0.25021" calcext:value-type="float">
            <text:p>-0.25021</text:p>
          </table:table-cell>
          <table:table-cell table:formula="of:=[$'Weston''s Data'.K23]-[$'Ammon''s Data'.K23]" office:value-type="float" office:value="0.433" calcext:value-type="float">
            <text:p>0.433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-0.04966" calcext:value-type="float">
            <text:p>-0.04966</text:p>
          </table:table-cell>
          <table:table-cell table:formula="of:=[$'Weston''s Data'.N23]-[$'Ammon''s Data'.N23]" office:value-type="float" office:value="0.468" calcext:value-type="float">
            <text:p>0.468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-0.04972" calcext:value-type="float">
            <text:p>-0.04972</text:p>
          </table:table-cell>
          <table:table-cell table:formula="of:=[$'Weston''s Data'.Q23]-[$'Ammon''s Data'.Q23]" office:value-type="float" office:value="0.59" calcext:value-type="float">
            <text:p>0.59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-0.04995" calcext:value-type="float">
            <text:p>-0.04995</text:p>
          </table:table-cell>
          <table:table-cell table:formula="of:=[$'Weston''s Data'.T23]-[$'Ammon''s Data'.T23]" office:value-type="float" office:value="0.746" calcext:value-type="float">
            <text:p>0.746</text:p>
          </table:table-cell>
        </table:table-row>
        <table:table-row table:style-name="ro1">
          <table:table-cell table:formula="of:=[$'Weston''s Data'.A24]-[$'Ammon''s Data'.A24]" office:value-type="float" office:value="-0.3005" calcext:value-type="float">
            <text:p>-0.3005</text:p>
          </table:table-cell>
          <table:table-cell table:formula="of:=[$'Weston''s Data'.B24]-[$'Ammon''s Data'.B24]" office:value-type="float" office:value="0.306" calcext:value-type="float">
            <text:p>0.306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-0.29925" calcext:value-type="float">
            <text:p>-0.29925</text:p>
          </table:table-cell>
          <table:table-cell table:formula="of:=[$'Weston''s Data'.E24]-[$'Ammon''s Data'.E24]" office:value-type="float" office:value="0.383" calcext:value-type="float">
            <text:p>0.383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-0.30008" calcext:value-type="float">
            <text:p>-0.30008</text:p>
          </table:table-cell>
          <table:table-cell table:formula="of:=[$'Weston''s Data'.H24]-[$'Ammon''s Data'.H24]" office:value-type="float" office:value="0.436" calcext:value-type="float">
            <text:p>0.436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-0.30021" calcext:value-type="float">
            <text:p>-0.30021</text:p>
          </table:table-cell>
          <table:table-cell table:formula="of:=[$'Weston''s Data'.K24]-[$'Ammon''s Data'.K24]" office:value-type="float" office:value="0.45" calcext:value-type="float">
            <text:p>0.45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-0.07448" calcext:value-type="float">
            <text:p>-0.07448</text:p>
          </table:table-cell>
          <table:table-cell table:formula="of:=[$'Weston''s Data'.N24]-[$'Ammon''s Data'.N24]" office:value-type="float" office:value="0.418" calcext:value-type="float">
            <text:p>0.418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-0.07488" calcext:value-type="float">
            <text:p>-0.07488</text:p>
          </table:table-cell>
          <table:table-cell table:formula="of:=[$'Weston''s Data'.Q24]-[$'Ammon''s Data'.Q24]" office:value-type="float" office:value="0.516" calcext:value-type="float">
            <text:p>0.516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-0.07482" calcext:value-type="float">
            <text:p>-0.07482</text:p>
          </table:table-cell>
          <table:table-cell table:formula="of:=[$'Weston''s Data'.T24]-[$'Ammon''s Data'.T24]" office:value-type="float" office:value="0.693" calcext:value-type="float">
            <text:p>0.693</text:p>
          </table:table-cell>
        </table:table-row>
        <table:table-row table:style-name="ro1">
          <table:table-cell table:formula="of:=[$'Weston''s Data'.A25]-[$'Ammon''s Data'.A25]" office:value-type="float" office:value="-0.3505" calcext:value-type="float">
            <text:p>-0.3505</text:p>
          </table:table-cell>
          <table:table-cell table:formula="of:=[$'Weston''s Data'.B25]-[$'Ammon''s Data'.B25]" office:value-type="float" office:value="0.335" calcext:value-type="float">
            <text:p>0.335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-0.34927" calcext:value-type="float">
            <text:p>-0.34927</text:p>
          </table:table-cell>
          <table:table-cell table:formula="of:=[$'Weston''s Data'.E25]-[$'Ammon''s Data'.E25]" office:value-type="float" office:value="0.401" calcext:value-type="float">
            <text:p>0.401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-0.35024" calcext:value-type="float">
            <text:p>-0.35024</text:p>
          </table:table-cell>
          <table:table-cell table:formula="of:=[$'Weston''s Data'.H25]-[$'Ammon''s Data'.H25]" office:value-type="float" office:value="0.451" calcext:value-type="float">
            <text:p>0.451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-0.35015" calcext:value-type="float">
            <text:p>-0.35015</text:p>
          </table:table-cell>
          <table:table-cell table:formula="of:=[$'Weston''s Data'.K25]-[$'Ammon''s Data'.K25]" office:value-type="float" office:value="0.461" calcext:value-type="float">
            <text:p>0.461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-0.09994" calcext:value-type="float">
            <text:p>-0.09994</text:p>
          </table:table-cell>
          <table:table-cell table:formula="of:=[$'Weston''s Data'.N25]-[$'Ammon''s Data'.N25]" office:value-type="float" office:value="0.415" calcext:value-type="float">
            <text:p>0.415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-0.09991" calcext:value-type="float">
            <text:p>-0.09991</text:p>
          </table:table-cell>
          <table:table-cell table:formula="of:=[$'Weston''s Data'.Q25]-[$'Ammon''s Data'.Q25]" office:value-type="float" office:value="0.535" calcext:value-type="float">
            <text:p>0.535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-0.0999" calcext:value-type="float">
            <text:p>-0.0999</text:p>
          </table:table-cell>
          <table:table-cell table:formula="of:=[$'Weston''s Data'.T25]-[$'Ammon''s Data'.T25]" office:value-type="float" office:value="0.553" calcext:value-type="float">
            <text:p>0.553</text:p>
          </table:table-cell>
        </table:table-row>
        <table:table-row table:style-name="ro1">
          <table:table-cell table:formula="of:=[$'Weston''s Data'.A26]-[$'Ammon''s Data'.A26]" office:value-type="float" office:value="-0.40047" calcext:value-type="float">
            <text:p>-0.40047</text:p>
          </table:table-cell>
          <table:table-cell table:formula="of:=[$'Weston''s Data'.B26]-[$'Ammon''s Data'.B26]" office:value-type="float" office:value="0.369" calcext:value-type="float">
            <text:p>0.369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-0.39931" calcext:value-type="float">
            <text:p>-0.39931</text:p>
          </table:table-cell>
          <table:table-cell table:formula="of:=[$'Weston''s Data'.E26]-[$'Ammon''s Data'.E26]" office:value-type="float" office:value="0.428" calcext:value-type="float">
            <text:p>0.428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-0.40037" calcext:value-type="float">
            <text:p>-0.40037</text:p>
          </table:table-cell>
          <table:table-cell table:formula="of:=[$'Weston''s Data'.H26]-[$'Ammon''s Data'.H26]" office:value-type="float" office:value="0.444" calcext:value-type="float">
            <text:p>0.444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-0.39977" calcext:value-type="float">
            <text:p>-0.39977</text:p>
          </table:table-cell>
          <table:table-cell table:formula="of:=[$'Weston''s Data'.K26]-[$'Ammon''s Data'.K26]" office:value-type="float" office:value="0.368" calcext:value-type="float">
            <text:p>0.368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-0.13986" calcext:value-type="float">
            <text:p>-0.13986</text:p>
          </table:table-cell>
          <table:table-cell table:formula="of:=[$'Weston''s Data'.N26]-[$'Ammon''s Data'.N26]" office:value-type="float" office:value="0.448" calcext:value-type="float">
            <text:p>0.448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-0.13983" calcext:value-type="float">
            <text:p>-0.13983</text:p>
          </table:table-cell>
          <table:table-cell table:formula="of:=[$'Weston''s Data'.Q26]-[$'Ammon''s Data'.Q26]" office:value-type="float" office:value="0.602" calcext:value-type="float">
            <text:p>0.602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-0.13976" calcext:value-type="float">
            <text:p>-0.13976</text:p>
          </table:table-cell>
          <table:table-cell table:formula="of:=[$'Weston''s Data'.T26]-[$'Ammon''s Data'.T26]" office:value-type="float" office:value="0.283" calcext:value-type="float">
            <text:p>0.283</text:p>
          </table:table-cell>
        </table:table-row>
        <table:table-row table:style-name="ro1">
          <table:table-cell table:formula="of:=[$'Weston''s Data'.A27]-[$'Ammon''s Data'.A27]" office:value-type="float" office:value="-0.4503" calcext:value-type="float">
            <text:p>-0.4503</text:p>
          </table:table-cell>
          <table:table-cell table:formula="of:=[$'Weston''s Data'.B27]-[$'Ammon''s Data'.B27]" office:value-type="float" office:value="0.402" calcext:value-type="float">
            <text:p>0.402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-0.44897" calcext:value-type="float">
            <text:p>-0.44897</text:p>
          </table:table-cell>
          <table:table-cell table:formula="of:=[$'Weston''s Data'.E27]-[$'Ammon''s Data'.E27]" office:value-type="float" office:value="0.423" calcext:value-type="float">
            <text:p>0.423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-0.4501" calcext:value-type="float">
            <text:p>-0.4501</text:p>
          </table:table-cell>
          <table:table-cell table:formula="of:=[$'Weston''s Data'.H27]-[$'Ammon''s Data'.H27]" office:value-type="float" office:value="0.424" calcext:value-type="float">
            <text:p>0.424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-0.45009" calcext:value-type="float">
            <text:p>-0.45009</text:p>
          </table:table-cell>
          <table:table-cell table:formula="of:=[$'Weston''s Data'.K27]-[$'Ammon''s Data'.K27]" office:value-type="float" office:value="0.358" calcext:value-type="float">
            <text:p>0.358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-0.17979" calcext:value-type="float">
            <text:p>-0.17979</text:p>
          </table:table-cell>
          <table:table-cell table:formula="of:=[$'Weston''s Data'.N27]-[$'Ammon''s Data'.N27]" office:value-type="float" office:value="0.461" calcext:value-type="float">
            <text:p>0.461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-0.17999" calcext:value-type="float">
            <text:p>-0.17999</text:p>
          </table:table-cell>
          <table:table-cell table:formula="of:=[$'Weston''s Data'.Q27]-[$'Ammon''s Data'.Q27]" office:value-type="float" office:value="0.3" calcext:value-type="float">
            <text:p>0.3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-0.17991" calcext:value-type="float">
            <text:p>-0.17991</text:p>
          </table:table-cell>
          <table:table-cell table:formula="of:=[$'Weston''s Data'.T27]-[$'Ammon''s Data'.T27]" office:value-type="float" office:value="0.296" calcext:value-type="float">
            <text:p>0.296</text:p>
          </table:table-cell>
        </table:table-row>
        <table:table-row table:style-name="ro1">
          <table:table-cell table:formula="of:=[$'Weston''s Data'.A28]-[$'Ammon''s Data'.A28]" office:value-type="float" office:value="-0.50039" calcext:value-type="float">
            <text:p>-0.50039</text:p>
          </table:table-cell>
          <table:table-cell table:formula="of:=[$'Weston''s Data'.B28]-[$'Ammon''s Data'.B28]" office:value-type="float" office:value="0.386" calcext:value-type="float">
            <text:p>0.386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-0.49927" calcext:value-type="float">
            <text:p>-0.49927</text:p>
          </table:table-cell>
          <table:table-cell table:formula="of:=[$'Weston''s Data'.E28]-[$'Ammon''s Data'.E28]" office:value-type="float" office:value="0.395" calcext:value-type="float">
            <text:p>0.395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-0.50024" calcext:value-type="float">
            <text:p>-0.50024</text:p>
          </table:table-cell>
          <table:table-cell table:formula="of:=[$'Weston''s Data'.H28]-[$'Ammon''s Data'.H28]" office:value-type="float" office:value="0.376" calcext:value-type="float">
            <text:p>0.376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-0.5002" calcext:value-type="float">
            <text:p>-0.5002</text:p>
          </table:table-cell>
          <table:table-cell table:formula="of:=[$'Weston''s Data'.K28]-[$'Ammon''s Data'.K28]" office:value-type="float" office:value="0.317" calcext:value-type="float">
            <text:p>0.317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-0.22001" calcext:value-type="float">
            <text:p>-0.22001</text:p>
          </table:table-cell>
          <table:table-cell table:formula="of:=[$'Weston''s Data'.N28]-[$'Ammon''s Data'.N28]" office:value-type="float" office:value="0.499" calcext:value-type="float">
            <text:p>0.499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-0.2201" calcext:value-type="float">
            <text:p>-0.2201</text:p>
          </table:table-cell>
          <table:table-cell table:formula="of:=[$'Weston''s Data'.Q28]-[$'Ammon''s Data'.Q28]" office:value-type="float" office:value="0.319" calcext:value-type="float">
            <text:p>0.319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-0.2199" calcext:value-type="float">
            <text:p>-0.2199</text:p>
          </table:table-cell>
          <table:table-cell table:formula="of:=[$'Weston''s Data'.T28]-[$'Ammon''s Data'.T28]" office:value-type="float" office:value="0.29" calcext:value-type="float">
            <text:p>0.29</text:p>
          </table:table-cell>
        </table:table-row>
        <table:table-row table:style-name="ro1">
          <table:table-cell table:formula="of:=[$'Weston''s Data'.A29]-[$'Ammon''s Data'.A29]" office:value-type="float" office:value="-0.55025" calcext:value-type="float">
            <text:p>-0.55025</text:p>
          </table:table-cell>
          <table:table-cell table:formula="of:=[$'Weston''s Data'.B29]-[$'Ammon''s Data'.B29]" office:value-type="float" office:value="0.357" calcext:value-type="float">
            <text:p>0.357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-0.54927" calcext:value-type="float">
            <text:p>-0.54927</text:p>
          </table:table-cell>
          <table:table-cell table:formula="of:=[$'Weston''s Data'.E29]-[$'Ammon''s Data'.E29]" office:value-type="float" office:value="0.333" calcext:value-type="float">
            <text:p>0.333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-0.55042" calcext:value-type="float">
            <text:p>-0.55042</text:p>
          </table:table-cell>
          <table:table-cell table:formula="of:=[$'Weston''s Data'.H29]-[$'Ammon''s Data'.H29]" office:value-type="float" office:value="0.306" calcext:value-type="float">
            <text:p>0.306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-0.55033" calcext:value-type="float">
            <text:p>-0.55033</text:p>
          </table:table-cell>
          <table:table-cell table:formula="of:=[$'Weston''s Data'.K29]-[$'Ammon''s Data'.K29]" office:value-type="float" office:value="0.266" calcext:value-type="float">
            <text:p>0.266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-0.25964" calcext:value-type="float">
            <text:p>-0.25964</text:p>
          </table:table-cell>
          <table:table-cell table:formula="of:=[$'Weston''s Data'.N29]-[$'Ammon''s Data'.N29]" office:value-type="float" office:value="0.403" calcext:value-type="float">
            <text:p>0.403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-0.25996" calcext:value-type="float">
            <text:p>-0.25996</text:p>
          </table:table-cell>
          <table:table-cell table:formula="of:=[$'Weston''s Data'.Q29]-[$'Ammon''s Data'.Q29]" office:value-type="float" office:value="0.318" calcext:value-type="float">
            <text:p>0.318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-0.25976" calcext:value-type="float">
            <text:p>-0.25976</text:p>
          </table:table-cell>
          <table:table-cell table:formula="of:=[$'Weston''s Data'.T29]-[$'Ammon''s Data'.T29]" office:value-type="float" office:value="0.285" calcext:value-type="float">
            <text:p>0.285</text:p>
          </table:table-cell>
        </table:table-row>
        <table:table-row table:style-name="ro1">
          <table:table-cell table:formula="of:=[$'Weston''s Data'.A30]-[$'Ammon''s Data'.A30]" office:value-type="float" office:value="-0.60029" calcext:value-type="float">
            <text:p>-0.60029</text:p>
          </table:table-cell>
          <table:table-cell table:formula="of:=[$'Weston''s Data'.B30]-[$'Ammon''s Data'.B30]" office:value-type="float" office:value="0.314" calcext:value-type="float">
            <text:p>0.314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-0.59931" calcext:value-type="float">
            <text:p>-0.59931</text:p>
          </table:table-cell>
          <table:table-cell table:formula="of:=[$'Weston''s Data'.E30]-[$'Ammon''s Data'.E30]" office:value-type="float" office:value="0.28" calcext:value-type="float">
            <text:p>0.28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-0.60071" calcext:value-type="float">
            <text:p>-0.60071</text:p>
          </table:table-cell>
          <table:table-cell table:formula="of:=[$'Weston''s Data'.H30]-[$'Ammon''s Data'.H30]" office:value-type="float" office:value="0.247" calcext:value-type="float">
            <text:p>0.247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-0.60018" calcext:value-type="float">
            <text:p>-0.60018</text:p>
          </table:table-cell>
          <table:table-cell table:formula="of:=[$'Weston''s Data'.K30]-[$'Ammon''s Data'.K30]" office:value-type="float" office:value="0.211" calcext:value-type="float">
            <text:p>0.211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-0.29988" calcext:value-type="float">
            <text:p>-0.29988</text:p>
          </table:table-cell>
          <table:table-cell table:formula="of:=[$'Weston''s Data'.N30]-[$'Ammon''s Data'.N30]" office:value-type="float" office:value="0.339" calcext:value-type="float">
            <text:p>0.339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-0.29994" calcext:value-type="float">
            <text:p>-0.29994</text:p>
          </table:table-cell>
          <table:table-cell table:formula="of:=[$'Weston''s Data'.Q30]-[$'Ammon''s Data'.Q30]" office:value-type="float" office:value="0.313" calcext:value-type="float">
            <text:p>0.313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-0.29986" calcext:value-type="float">
            <text:p>-0.29986</text:p>
          </table:table-cell>
          <table:table-cell table:formula="of:=[$'Weston''s Data'.T30]-[$'Ammon''s Data'.T30]" office:value-type="float" office:value="0.27" calcext:value-type="float">
            <text:p>0.27</text:p>
          </table:table-cell>
        </table:table-row>
        <table:table-row table:style-name="ro1">
          <table:table-cell table:formula="of:=[$'Weston''s Data'.A31]-[$'Ammon''s Data'.A31]" office:value-type="float" office:value="-0.65032" calcext:value-type="float">
            <text:p>-0.65032</text:p>
          </table:table-cell>
          <table:table-cell table:formula="of:=[$'Weston''s Data'.B31]-[$'Ammon''s Data'.B31]" office:value-type="float" office:value="0.271" calcext:value-type="float">
            <text:p>0.271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-0.64917" calcext:value-type="float">
            <text:p>-0.64917</text:p>
          </table:table-cell>
          <table:table-cell table:formula="of:=[$'Weston''s Data'.E31]-[$'Ammon''s Data'.E31]" office:value-type="float" office:value="0.23" calcext:value-type="float">
            <text:p>0.23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-0.65026" calcext:value-type="float">
            <text:p>-0.65026</text:p>
          </table:table-cell>
          <table:table-cell table:formula="of:=[$'Weston''s Data'.H31]-[$'Ammon''s Data'.H31]" office:value-type="float" office:value="0.192" calcext:value-type="float">
            <text:p>0.192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-0.65015" calcext:value-type="float">
            <text:p>-0.65015</text:p>
          </table:table-cell>
          <table:table-cell table:formula="of:=[$'Weston''s Data'.K31]-[$'Ammon''s Data'.K31]" office:value-type="float" office:value="0.159" calcext:value-type="float">
            <text:p>0.159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-0.33985" calcext:value-type="float">
            <text:p>-0.33985</text:p>
          </table:table-cell>
          <table:table-cell table:formula="of:=[$'Weston''s Data'.N31]-[$'Ammon''s Data'.N31]" office:value-type="float" office:value="0.341" calcext:value-type="float">
            <text:p>0.341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-0.34008" calcext:value-type="float">
            <text:p>-0.34008</text:p>
          </table:table-cell>
          <table:table-cell table:formula="of:=[$'Weston''s Data'.Q31]-[$'Ammon''s Data'.Q31]" office:value-type="float" office:value="0.303" calcext:value-type="float">
            <text:p>0.303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-0.33979" calcext:value-type="float">
            <text:p>-0.33979</text:p>
          </table:table-cell>
          <table:table-cell table:formula="of:=[$'Weston''s Data'.T31]-[$'Ammon''s Data'.T31]" office:value-type="float" office:value="0.258" calcext:value-type="float">
            <text:p>0.258</text:p>
          </table:table-cell>
        </table:table-row>
        <table:table-row table:style-name="ro1">
          <table:table-cell table:formula="of:=[$'Weston''s Data'.A32]-[$'Ammon''s Data'.A32]" office:value-type="float" office:value="-0.71026" calcext:value-type="float">
            <text:p>-0.71026</text:p>
          </table:table-cell>
          <table:table-cell table:formula="of:=[$'Weston''s Data'.B32]-[$'Ammon''s Data'.B32]" office:value-type="float" office:value="0.217" calcext:value-type="float">
            <text:p>0.217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-0.70897" calcext:value-type="float">
            <text:p>-0.70897</text:p>
          </table:table-cell>
          <table:table-cell table:formula="of:=[$'Weston''s Data'.E32]-[$'Ammon''s Data'.E32]" office:value-type="float" office:value="0.166" calcext:value-type="float">
            <text:p>0.166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-0.71034" calcext:value-type="float">
            <text:p>-0.71034</text:p>
          </table:table-cell>
          <table:table-cell table:formula="of:=[$'Weston''s Data'.H32]-[$'Ammon''s Data'.H32]" office:value-type="float" office:value="0.145" calcext:value-type="float">
            <text:p>0.145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-0.70977" calcext:value-type="float">
            <text:p>-0.70977</text:p>
          </table:table-cell>
          <table:table-cell table:formula="of:=[$'Weston''s Data'.K32]-[$'Ammon''s Data'.K32]" office:value-type="float" office:value="0.113" calcext:value-type="float">
            <text:p>0.113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-0.37986" calcext:value-type="float">
            <text:p>-0.37986</text:p>
          </table:table-cell>
          <table:table-cell table:formula="of:=[$'Weston''s Data'.N32]-[$'Ammon''s Data'.N32]" office:value-type="float" office:value="0.337" calcext:value-type="float">
            <text:p>0.337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-0.37994" calcext:value-type="float">
            <text:p>-0.37994</text:p>
          </table:table-cell>
          <table:table-cell table:formula="of:=[$'Weston''s Data'.Q32]-[$'Ammon''s Data'.Q32]" office:value-type="float" office:value="0.289" calcext:value-type="float">
            <text:p>0.289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-0.37976" calcext:value-type="float">
            <text:p>-0.37976</text:p>
          </table:table-cell>
          <table:table-cell table:formula="of:=[$'Weston''s Data'.T32]-[$'Ammon''s Data'.T32]" office:value-type="float" office:value="0.248" calcext:value-type="float">
            <text:p>0.248</text:p>
          </table:table-cell>
        </table:table-row>
        <table:table-row table:style-name="ro1">
          <table:table-cell table:formula="of:=[$'Weston''s Data'.A33]-[$'Ammon''s Data'.A33]" office:value-type="float" office:value="-0.78026" calcext:value-type="float">
            <text:p>-0.78026</text:p>
          </table:table-cell>
          <table:table-cell table:formula="of:=[$'Weston''s Data'.B33]-[$'Ammon''s Data'.B33]" office:value-type="float" office:value="0.152" calcext:value-type="float">
            <text:p>0.152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-0.77912" calcext:value-type="float">
            <text:p>-0.77912</text:p>
          </table:table-cell>
          <table:table-cell table:formula="of:=[$'Weston''s Data'.E33]-[$'Ammon''s Data'.E33]" office:value-type="float" office:value="0.094" calcext:value-type="float">
            <text:p>0.094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-0.78008" calcext:value-type="float">
            <text:p>-0.78008</text:p>
          </table:table-cell>
          <table:table-cell table:formula="of:=[$'Weston''s Data'.H33]-[$'Ammon''s Data'.H33]" office:value-type="float" office:value="0.07" calcext:value-type="float">
            <text:p>0.07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-0.78012" calcext:value-type="float">
            <text:p>-0.78012</text:p>
          </table:table-cell>
          <table:table-cell table:formula="of:=[$'Weston''s Data'.K33]-[$'Ammon''s Data'.K33]" office:value-type="float" office:value="0.046" calcext:value-type="float">
            <text:p>0.046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-0.41959" calcext:value-type="float">
            <text:p>-0.41959</text:p>
          </table:table-cell>
          <table:table-cell table:formula="of:=[$'Weston''s Data'.N33]-[$'Ammon''s Data'.N33]" office:value-type="float" office:value="0.322" calcext:value-type="float">
            <text:p>0.322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-0.41988" calcext:value-type="float">
            <text:p>-0.41988</text:p>
          </table:table-cell>
          <table:table-cell table:formula="of:=[$'Weston''s Data'.Q33]-[$'Ammon''s Data'.Q33]" office:value-type="float" office:value="0.277" calcext:value-type="float">
            <text:p>0.277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-0.41988" calcext:value-type="float">
            <text:p>-0.41988</text:p>
          </table:table-cell>
          <table:table-cell table:formula="of:=[$'Weston''s Data'.T33]-[$'Ammon''s Data'.T33]" office:value-type="float" office:value="0.253" calcext:value-type="float">
            <text:p>0.253</text:p>
          </table:table-cell>
        </table:table-row>
        <table:table-row table:style-name="ro1">
          <table:table-cell table:formula="of:=[$'Weston''s Data'.A34]-[$'Ammon''s Data'.A34]" office:value-type="float" office:value="-0.85021" calcext:value-type="float">
            <text:p>-0.85021</text:p>
          </table:table-cell>
          <table:table-cell table:formula="of:=[$'Weston''s Data'.B34]-[$'Ammon''s Data'.B34]" office:value-type="float" office:value="0.057" calcext:value-type="float">
            <text:p>0.057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-0.84903" calcext:value-type="float">
            <text:p>-0.84903</text:p>
          </table:table-cell>
          <table:table-cell table:formula="of:=[$'Weston''s Data'.E34]-[$'Ammon''s Data'.E34]" office:value-type="float" office:value="0.006" calcext:value-type="float">
            <text:p>0.006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-0.85001" calcext:value-type="float">
            <text:p>-0.85001</text:p>
          </table:table-cell>
          <table:table-cell table:formula="of:=[$'Weston''s Data'.H34]-[$'Ammon''s Data'.H34]" office:value-type="float" office:value="-0.017" calcext:value-type="float">
            <text:p>-0.017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-0.8501" calcext:value-type="float">
            <text:p>-0.8501</text:p>
          </table:table-cell>
          <table:table-cell table:formula="of:=[$'Weston''s Data'.K34]-[$'Ammon''s Data'.K34]" office:value-type="float" office:value="-0.031" calcext:value-type="float">
            <text:p>-0.031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-0.45975" calcext:value-type="float">
            <text:p>-0.45975</text:p>
          </table:table-cell>
          <table:table-cell table:formula="of:=[$'Weston''s Data'.N34]-[$'Ammon''s Data'.N34]" office:value-type="float" office:value="0.305" calcext:value-type="float">
            <text:p>0.305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-0.45976" calcext:value-type="float">
            <text:p>-0.45976</text:p>
          </table:table-cell>
          <table:table-cell table:formula="of:=[$'Weston''s Data'.Q34]-[$'Ammon''s Data'.Q34]" office:value-type="float" office:value="0.26" calcext:value-type="float">
            <text:p>0.26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-0.4597" calcext:value-type="float">
            <text:p>-0.4597</text:p>
          </table:table-cell>
          <table:table-cell table:formula="of:=[$'Weston''s Data'.T34]-[$'Ammon''s Data'.T34]" office:value-type="float" office:value="0.217" calcext:value-type="float">
            <text:p>0.217</text:p>
          </table:table-cell>
        </table:table-row>
        <table:table-row table:style-name="ro1">
          <table:table-cell table:formula="of:=[$'Weston''s Data'.A35]-[$'Ammon''s Data'.A35]" office:value-type="float" office:value="-0.92027" calcext:value-type="float">
            <text:p>-0.92027</text:p>
          </table:table-cell>
          <table:table-cell table:formula="of:=[$'Weston''s Data'.B35]-[$'Ammon''s Data'.B35]" office:value-type="float" office:value="-0.053" calcext:value-type="float">
            <text:p>-0.053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-0.91929" calcext:value-type="float">
            <text:p>-0.91929</text:p>
          </table:table-cell>
          <table:table-cell table:formula="of:=[$'Weston''s Data'.E35]-[$'Ammon''s Data'.E35]" office:value-type="float" office:value="-0.094" calcext:value-type="float">
            <text:p>-0.094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-0.92012" calcext:value-type="float">
            <text:p>-0.92012</text:p>
          </table:table-cell>
          <table:table-cell table:formula="of:=[$'Weston''s Data'.H35]-[$'Ammon''s Data'.H35]" office:value-type="float" office:value="-0.11" calcext:value-type="float">
            <text:p>-0.11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-0.92005" calcext:value-type="float">
            <text:p>-0.92005</text:p>
          </table:table-cell>
          <table:table-cell table:formula="of:=[$'Weston''s Data'.K35]-[$'Ammon''s Data'.K35]" office:value-type="float" office:value="-0.123" calcext:value-type="float">
            <text:p>-0.123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-0.4996" calcext:value-type="float">
            <text:p>-0.4996</text:p>
          </table:table-cell>
          <table:table-cell table:formula="of:=[$'Weston''s Data'.N35]-[$'Ammon''s Data'.N35]" office:value-type="float" office:value="-0.264" calcext:value-type="float">
            <text:p>-0.264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-0.49994" calcext:value-type="float">
            <text:p>-0.49994</text:p>
          </table:table-cell>
          <table:table-cell table:formula="of:=[$'Weston''s Data'.Q35]-[$'Ammon''s Data'.Q35]" office:value-type="float" office:value="0.225" calcext:value-type="float">
            <text:p>0.225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-0.49987" calcext:value-type="float">
            <text:p>-0.49987</text:p>
          </table:table-cell>
          <table:table-cell table:formula="of:=[$'Weston''s Data'.T35]-[$'Ammon''s Data'.T35]" office:value-type="float" office:value="0.194" calcext:value-type="float">
            <text:p>0.194</text:p>
          </table:table-cell>
        </table:table-row>
        <table:table-row table:style-name="ro1">
          <table:table-cell table:formula="of:=[$'Weston''s Data'.A36]-[$'Ammon''s Data'.A36]" office:value-type="float" office:value="-0.98518" calcext:value-type="float">
            <text:p>-0.98518</text:p>
          </table:table-cell>
          <table:table-cell table:formula="of:=[$'Weston''s Data'.B36]-[$'Ammon''s Data'.B36]" office:value-type="float" office:value="-0.175" calcext:value-type="float">
            <text:p>-0.175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-0.98387" calcext:value-type="float">
            <text:p>-0.98387</text:p>
          </table:table-cell>
          <table:table-cell table:formula="of:=[$'Weston''s Data'.E36]-[$'Ammon''s Data'.E36]" office:value-type="float" office:value="-0.203" calcext:value-type="float">
            <text:p>-0.203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-0.98611" calcext:value-type="float">
            <text:p>-0.98611</text:p>
          </table:table-cell>
          <table:table-cell table:formula="of:=[$'Weston''s Data'.H36]-[$'Ammon''s Data'.H36]" office:value-type="float" office:value="-0.221" calcext:value-type="float">
            <text:p>-0.221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-0.98498" calcext:value-type="float">
            <text:p>-0.98498</text:p>
          </table:table-cell>
          <table:table-cell table:formula="of:=[$'Weston''s Data'.K36]-[$'Ammon''s Data'.K36]" office:value-type="float" office:value="-0.22" calcext:value-type="float">
            <text:p>-0.22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-0.53959" calcext:value-type="float">
            <text:p>-0.53959</text:p>
          </table:table-cell>
          <table:table-cell table:formula="of:=[$'Weston''s Data'.N36]-[$'Ammon''s Data'.N36]" office:value-type="float" office:value="0.227" calcext:value-type="float">
            <text:p>0.227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-0.53988" calcext:value-type="float">
            <text:p>-0.53988</text:p>
          </table:table-cell>
          <table:table-cell table:formula="of:=[$'Weston''s Data'.Q36]-[$'Ammon''s Data'.Q36]" office:value-type="float" office:value="0.2" calcext:value-type="float">
            <text:p>0.2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-0.53975" calcext:value-type="float">
            <text:p>-0.53975</text:p>
          </table:table-cell>
          <table:table-cell table:formula="of:=[$'Weston''s Data'.T36]-[$'Ammon''s Data'.T36]" office:value-type="float" office:value="0.159" calcext:value-type="float">
            <text:p>0.159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-0.57961" calcext:value-type="float">
            <text:p>-0.57961</text:p>
          </table:table-cell>
          <table:table-cell table:formula="of:=[$'Weston''s Data'.N37]-[$'Ammon''s Data'.N37]" office:value-type="float" office:value="0.184" calcext:value-type="float">
            <text:p>0.184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-0.57991" calcext:value-type="float">
            <text:p>-0.57991</text:p>
          </table:table-cell>
          <table:table-cell table:formula="of:=[$'Weston''s Data'.Q37]-[$'Ammon''s Data'.Q37]" office:value-type="float" office:value="0.153" calcext:value-type="float">
            <text:p>0.153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-0.57985" calcext:value-type="float">
            <text:p>-0.57985</text:p>
          </table:table-cell>
          <table:table-cell table:formula="of:=[$'Weston''s Data'.T37]-[$'Ammon''s Data'.T37]" office:value-type="float" office:value="0.124" calcext:value-type="float">
            <text:p>0.124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-0.61987" calcext:value-type="float">
            <text:p>-0.61987</text:p>
          </table:table-cell>
          <table:table-cell table:formula="of:=[$'Weston''s Data'.N38]-[$'Ammon''s Data'.N38]" office:value-type="float" office:value="0.151" calcext:value-type="float">
            <text:p>0.151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-0.6197" calcext:value-type="float">
            <text:p>-0.6197</text:p>
          </table:table-cell>
          <table:table-cell table:formula="of:=[$'Weston''s Data'.Q38]-[$'Ammon''s Data'.Q38]" office:value-type="float" office:value="0.122" calcext:value-type="float">
            <text:p>0.122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-0.61976" calcext:value-type="float">
            <text:p>-0.61976</text:p>
          </table:table-cell>
          <table:table-cell table:formula="of:=[$'Weston''s Data'.T38]-[$'Ammon''s Data'.T38]" office:value-type="float" office:value="0.101" calcext:value-type="float">
            <text:p>0.101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-0.65968" calcext:value-type="float">
            <text:p>-0.65968</text:p>
          </table:table-cell>
          <table:table-cell table:formula="of:=[$'Weston''s Data'.N39]-[$'Ammon''s Data'.N39]" office:value-type="float" office:value="0.118" calcext:value-type="float">
            <text:p>0.118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-0.65979" calcext:value-type="float">
            <text:p>-0.65979</text:p>
          </table:table-cell>
          <table:table-cell table:formula="of:=[$'Weston''s Data'.Q39]-[$'Ammon''s Data'.Q39]" office:value-type="float" office:value="0.1" calcext:value-type="float">
            <text:p>0.1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-0.65966" calcext:value-type="float">
            <text:p>-0.65966</text:p>
          </table:table-cell>
          <table:table-cell table:formula="of:=[$'Weston''s Data'.T39]-[$'Ammon''s Data'.T39]" office:value-type="float" office:value="0.079" calcext:value-type="float">
            <text:p>0.079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-0.6997" calcext:value-type="float">
            <text:p>-0.6997</text:p>
          </table:table-cell>
          <table:table-cell table:formula="of:=[$'Weston''s Data'.N40]-[$'Ammon''s Data'.N40]" office:value-type="float" office:value="0.093" calcext:value-type="float">
            <text:p>0.093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-0.69976" calcext:value-type="float">
            <text:p>-0.69976</text:p>
          </table:table-cell>
          <table:table-cell table:formula="of:=[$'Weston''s Data'.Q40]-[$'Ammon''s Data'.Q40]" office:value-type="float" office:value="0.067" calcext:value-type="float">
            <text:p>0.067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-0.69979" calcext:value-type="float">
            <text:p>-0.69979</text:p>
          </table:table-cell>
          <table:table-cell table:formula="of:=[$'Weston''s Data'.T40]-[$'Ammon''s Data'.T40]" office:value-type="float" office:value="0.055" calcext:value-type="float">
            <text:p>0.055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-0.7394" calcext:value-type="float">
            <text:p>-0.7394</text:p>
          </table:table-cell>
          <table:table-cell table:formula="of:=[$'Weston''s Data'.N41]-[$'Ammon''s Data'.N41]" office:value-type="float" office:value="0.065" calcext:value-type="float">
            <text:p>0.065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-0.7397" calcext:value-type="float">
            <text:p>-0.7397</text:p>
          </table:table-cell>
          <table:table-cell table:formula="of:=[$'Weston''s Data'.Q41]-[$'Ammon''s Data'.Q41]" office:value-type="float" office:value="0.049" calcext:value-type="float">
            <text:p>0.049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-0.7398" calcext:value-type="float">
            <text:p>-0.7398</text:p>
          </table:table-cell>
          <table:table-cell table:formula="of:=[$'Weston''s Data'.T41]-[$'Ammon''s Data'.T41]" office:value-type="float" office:value="0.034" calcext:value-type="float">
            <text:p>0.034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-0.7796" calcext:value-type="float">
            <text:p>-0.7796</text:p>
          </table:table-cell>
          <table:table-cell table:formula="of:=[$'Weston''s Data'.N42]-[$'Ammon''s Data'.N42]" office:value-type="float" office:value="0.027" calcext:value-type="float">
            <text:p>0.027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-0.77962" calcext:value-type="float">
            <text:p>-0.77962</text:p>
          </table:table-cell>
          <table:table-cell table:formula="of:=[$'Weston''s Data'.Q42]-[$'Ammon''s Data'.Q42]" office:value-type="float" office:value="0.015" calcext:value-type="float">
            <text:p>0.015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-0.77942" calcext:value-type="float">
            <text:p>-0.77942</text:p>
          </table:table-cell>
          <table:table-cell table:formula="of:=[$'Weston''s Data'.T42]-[$'Ammon''s Data'.T42]" office:value-type="float" office:value="0.007" calcext:value-type="float">
            <text:p>0.007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-0.81937" calcext:value-type="float">
            <text:p>-0.81937</text:p>
          </table:table-cell>
          <table:table-cell table:formula="of:=[$'Weston''s Data'.N43]-[$'Ammon''s Data'.N43]" office:value-type="float" office:value="-0.017" calcext:value-type="float">
            <text:p>-0.017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-0.81965" calcext:value-type="float">
            <text:p>-0.81965</text:p>
          </table:table-cell>
          <table:table-cell table:formula="of:=[$'Weston''s Data'.Q43]-[$'Ammon''s Data'.Q43]" office:value-type="float" office:value="-0.024" calcext:value-type="float">
            <text:p>-0.024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-0.81985" calcext:value-type="float">
            <text:p>-0.81985</text:p>
          </table:table-cell>
          <table:table-cell table:formula="of:=[$'Weston''s Data'.T43]-[$'Ammon''s Data'.T43]" office:value-type="float" office:value="-0.025" calcext:value-type="float">
            <text:p>-0.025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-0.85955" calcext:value-type="float">
            <text:p>-0.85955</text:p>
          </table:table-cell>
          <table:table-cell table:formula="of:=[$'Weston''s Data'.N44]-[$'Ammon''s Data'.N44]" office:value-type="float" office:value="-0.058" calcext:value-type="float">
            <text:p>-0.058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-0.8598" calcext:value-type="float">
            <text:p>-0.8598</text:p>
          </table:table-cell>
          <table:table-cell table:formula="of:=[$'Weston''s Data'.Q44]-[$'Ammon''s Data'.Q44]" office:value-type="float" office:value="-0.06" calcext:value-type="float">
            <text:p>-0.06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-0.85943" calcext:value-type="float">
            <text:p>-0.85943</text:p>
          </table:table-cell>
          <table:table-cell table:formula="of:=[$'Weston''s Data'.T44]-[$'Ammon''s Data'.T44]" office:value-type="float" office:value="-0.057" calcext:value-type="float">
            <text:p>-0.057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-0.8994" calcext:value-type="float">
            <text:p>-0.8994</text:p>
          </table:table-cell>
          <table:table-cell table:formula="of:=[$'Weston''s Data'.N45]-[$'Ammon''s Data'.N45]" office:value-type="float" office:value="-0.101" calcext:value-type="float">
            <text:p>-0.101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-0.89977" calcext:value-type="float">
            <text:p>-0.89977</text:p>
          </table:table-cell>
          <table:table-cell table:formula="of:=[$'Weston''s Data'.Q45]-[$'Ammon''s Data'.Q45]" office:value-type="float" office:value="-0.098" calcext:value-type="float">
            <text:p>-0.098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89961" calcext:value-type="float">
            <text:p>-0.89961</text:p>
          </table:table-cell>
          <table:table-cell table:formula="of:=[$'Weston''s Data'.T45]-[$'Ammon''s Data'.T45]" office:value-type="float" office:value="-0.092" calcext:value-type="float">
            <text:p>-0.092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-0.94227" calcext:value-type="float">
            <text:p>-0.94227</text:p>
          </table:table-cell>
          <table:table-cell table:formula="of:=[$'Weston''s Data'.N46]-[$'Ammon''s Data'.N46]" office:value-type="float" office:value="-0.163" calcext:value-type="float">
            <text:p>-0.163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-0.94861" calcext:value-type="float">
            <text:p>-0.94861</text:p>
          </table:table-cell>
          <table:table-cell table:formula="of:=[$'Weston''s Data'.Q46]-[$'Ammon''s Data'.Q46]" office:value-type="float" office:value="-0.154" calcext:value-type="float">
            <text:p>-0.154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-0.94959" calcext:value-type="float">
            <text:p>-0.94959</text:p>
          </table:table-cell>
          <table:table-cell table:formula="of:=[$'Weston''s Data'.T46]-[$'Ammon''s Data'.T46]" office:value-type="float" office:value="-0.135" calcext:value-type="float">
            <text:p>-0.135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-0.98506" calcext:value-type="float">
            <text:p>-0.98506</text:p>
          </table:table-cell>
          <table:table-cell table:formula="of:=[$'Weston''s Data'.N47]-[$'Ammon''s Data'.N47]" office:value-type="float" office:value="-0.222" calcext:value-type="float">
            <text:p>-0.222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-0.98462" calcext:value-type="float">
            <text:p>-0.98462</text:p>
          </table:table-cell>
          <table:table-cell table:formula="of:=[$'Weston''s Data'.Q47]-[$'Ammon''s Data'.Q47]" office:value-type="float" office:value="-0.203" calcext:value-type="float">
            <text:p>-0.203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-0.98455" calcext:value-type="float">
            <text:p>-0.98455</text:p>
          </table:table-cell>
          <table:table-cell table:formula="of:=[$'Weston''s Data'.T47]-[$'Ammon''s Data'.T47]" office:value-type="float" office:value="-0.175" calcext:value-type="float">
            <text:p>-0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29:09.306540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09:29:17.080212379</dc:date>
    <meta:editing-duration>PT5H41M3S</meta:editing-duration>
    <meta:editing-cycles>44</meta:editing-cycles>
    <meta:document-statistic meta:table-count="3" meta:cell-count="1352" meta:object-count="0"/>
    <meta:user-defined meta:name="ProgId">Excel.Sheet</meta:user-defined>
  </office:meta>
</office:document-meta>
</file>